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85.04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73.1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normal" style:font-name-asian="Lucida Sans Unicode" style:font-weight-asian="normal" style:font-name-complex="Mangal" style:font-weight-complex="normal"/>
    </style:style>
    <style:style style:name="ce7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Аркуш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1"/>
        <table:table-column table:style-name="co1" table:number-columns-repeated="996" table:default-cell-style-name="ce2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06"/>
        </table:table-row>
        <table:table-row table:style-name="ro2">
          <table:table-cell table:style-name="ce1" office:value-type="string" calcext:value-type="string">
            <text:p>рік</text:p>
          </table:table-cell>
          <table:table-cell table:style-name="ce1" office:value-type="string" calcext:value-type="string">
            <text:p>хліб і хлібо-продукти</text:p>
          </table:table-cell>
          <table:table-cell office:value-type="string" calcext:value-type="string">
            <text:p>хліб і хлібо-продукти_base_2002</text:p>
          </table:table-cell>
          <table:table-cell table:style-name="ce1" office:value-type="string" calcext:value-type="string">
            <text:p>м’ясо і м’ясо-продукти</text:p>
          </table:table-cell>
          <table:table-cell office:value-type="string" calcext:value-type="string">
            <text:p>м’ясо і м’ясо-продукти_base_2002</text:p>
          </table:table-cell>
          <table:table-cell table:style-name="ce1" office:value-type="string" calcext:value-type="string">
            <text:p>риба і рибо-продукти</text:p>
          </table:table-cell>
          <table:table-cell office:value-type="string" calcext:value-type="string">
            <text:p>риба і рибо-продукти_base_2002</text:p>
          </table:table-cell>
          <table:table-cell table:style-name="ce1" office:value-type="string" calcext:value-type="string">
            <text:p>молоко, сир</text:p>
          </table:table-cell>
          <table:table-cell office:value-type="string" calcext:value-type="string">
            <text:p>молоко, сир_base_2002</text:p>
          </table:table-cell>
          <table:table-cell table:style-name="ce1" office:value-type="string" calcext:value-type="string">
            <text:p>яйця</text:p>
          </table:table-cell>
          <table:table-cell office:value-type="string" calcext:value-type="string">
            <text:p>яйця_base_2002</text:p>
          </table:table-cell>
          <table:table-cell table:style-name="ce1" office:value-type="string" calcext:value-type="string">
            <text:p>сало та інші тваринні жир</text:p>
          </table:table-cell>
          <table:table-cell office:value-type="string" calcext:value-type="string">
            <text:p>сало та інші тваринні жир_base_2002</text:p>
          </table:table-cell>
          <table:table-cell table:style-name="ce1" office:value-type="string" calcext:value-type="string">
            <text:p>масло</text:p>
          </table:table-cell>
          <table:table-cell office:value-type="string" calcext:value-type="string">
            <text:p>масло_base_2002</text:p>
          </table:table-cell>
          <table:table-cell table:style-name="ce1" office:value-type="string" calcext:value-type="string">
            <text:p>олія та інші рослинні жири</text:p>
          </table:table-cell>
          <table:table-cell table:style-name="ce6" office:value-type="string" calcext:value-type="string">
            <text:p>олія та інші рослинні жири_base_2002</text:p>
          </table:table-cell>
          <table:table-cell table:style-name="ce1" office:value-type="string" calcext:value-type="string">
            <text:p>фрукти</text:p>
          </table:table-cell>
          <table:table-cell office:value-type="string" calcext:value-type="string">
            <text:p>фрукти_base_2002</text:p>
          </table:table-cell>
          <table:table-cell table:style-name="ce1" office:value-type="string" calcext:value-type="string">
            <text:p>овочі, без картоплі</text:p>
          </table:table-cell>
          <table:table-cell table:style-name="ce6" office:value-type="string" calcext:value-type="string">
            <text:p>овочі, без картоплі_base_2002</text:p>
          </table:table-cell>
          <table:table-cell table:style-name="ce1" office:value-type="string" calcext:value-type="string">
            <text:p>картопля</text:p>
          </table:table-cell>
          <table:table-cell office:value-type="string" calcext:value-type="string">
            <text:p>картопля_base_2002</text:p>
          </table:table-cell>
          <table:table-cell table:style-name="ce1" office:value-type="string" calcext:value-type="string">
            <text:p>цукор, джем,мед, <text:s/>сироп, шоколад та конд. Вироби</text:p>
          </table:table-cell>
          <table:table-cell office:value-type="string" calcext:value-type="string">
            <text:p>цукор, джем,мед, <text:s/>сироп, шоколад та конд. Вироби, base_2002</text:p>
          </table:table-cell>
          <table:table-cell table:style-name="ce1" office:value-type="string" calcext:value-type="string">
            <text:p>інші продукти харчування</text:p>
          </table:table-cell>
          <table:table-cell table:style-name="ce1" office:value-type="string" calcext:value-type="string">
            <text:p>Без-алкогольні напої</text:p>
          </table:table-cell>
          <table:table-cell office:value-type="string" calcext:value-type="string">
            <text:p>Без-алкогольні напої_base_2002</text:p>
          </table:table-cell>
          <table:table-cell table:style-name="ce1" office:value-type="string" calcext:value-type="string">
            <text:p>харчування поза домом</text:p>
          </table:table-cell>
          <table:table-cell table:style-name="ce1" office:value-type="string" calcext:value-type="string">
            <text:p>Грошові витрати на харчування</text:p>
          </table:table-cell>
          <table:table-cell table:style-name="ce1" office:value-type="string" calcext:value-type="string">
            <text:p>Загальні грошові витрати домогосподарства</text:p>
          </table:table-cell>
          <table:table-cell table:style-name="ce1" table:number-columns-repeated="993"/>
        </table:table-row>
        <table:table-row table:style-name="ro3">
          <table:table-cell table:style-name="ce1" office:value-type="float" office:value="2002" calcext:value-type="float">
            <text:p>2002</text:p>
          </table:table-cell>
          <table:table-cell table:style-name="ce4" office:value-type="float" office:value="92.5" calcext:value-type="float">
            <text:p>92.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00.8" calcext:value-type="float">
            <text:p>100.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07.6" calcext:value-type="float">
            <text:p>107.6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00.7" calcext:value-type="float">
            <text:p>100.7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1.4" calcext:value-type="float">
            <text:p>91.4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02.2" calcext:value-type="float">
            <text:p>102.2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21.8" calcext:value-type="float">
            <text:p>121.8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10.5" calcext:value-type="float">
            <text:p>110.5</text:p>
          </table:table-cell>
          <table:table-cell office:value-type="float" office:value="100" calcext:value-type="float">
            <text:p>100</text:p>
          </table:table-cell>
          <table:table-cell office:value-type="float" office:value="110.5" calcext:value-type="float">
            <text:p>110.5</text:p>
          </table:table-cell>
          <table:table-cell office:value-type="float" office:value="100" calcext:value-type="float">
            <text:p>100</text:p>
          </table:table-cell>
          <table:table-cell office:value-type="float" office:value="101.4" calcext:value-type="float">
            <text:p>101.4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01.6" calcext:value-type="float">
            <text:p>101.6</text:p>
          </table:table-cell>
          <table:table-cell office:value-type="float" office:value="100" calcext:value-type="float">
            <text:p>100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03" calcext:value-type="float">
            <text:p>2003</text:p>
          </table:table-cell>
          <table:table-cell table:style-name="ce4" office:value-type="float" office:value="114.8" calcext:value-type="float">
            <text:p>114.8</text:p>
          </table:table-cell>
          <table:table-cell table:formula="of:=[.C3]*[.B4]/100" office:value-type="float" office:value="114.8" calcext:value-type="float">
            <text:p>114.8</text:p>
          </table:table-cell>
          <table:table-cell table:style-name="ce4" office:value-type="float" office:value="96.5" calcext:value-type="float">
            <text:p>96.5</text:p>
          </table:table-cell>
          <table:table-cell table:formula="of:=[.E3]*[.D4]/100" office:value-type="float" office:value="96.5" calcext:value-type="float">
            <text:p>96.5</text:p>
          </table:table-cell>
          <table:table-cell table:style-name="ce4" office:value-type="float" office:value="106.1" calcext:value-type="float">
            <text:p>106.1</text:p>
          </table:table-cell>
          <table:table-cell table:formula="of:=[.G3]*[.F4]/100" office:value-type="float" office:value="106.1" calcext:value-type="float">
            <text:p>106.1</text:p>
          </table:table-cell>
          <table:table-cell table:style-name="ce4" office:value-type="float" office:value="110.9" calcext:value-type="float">
            <text:p>110.9</text:p>
          </table:table-cell>
          <table:table-cell table:formula="of:=[.I3]*[.H4]/100" office:value-type="float" office:value="110.9" calcext:value-type="float">
            <text:p>110.9</text:p>
          </table:table-cell>
          <table:table-cell table:style-name="ce4" office:value-type="float" office:value="116.5" calcext:value-type="float">
            <text:p>116.5</text:p>
          </table:table-cell>
          <table:table-cell table:formula="of:=[.K3]*[.J4]/100" office:value-type="float" office:value="116.5" calcext:value-type="float">
            <text:p>116.5</text:p>
          </table:table-cell>
          <table:table-cell table:style-name="ce4" office:value-type="float" office:value="83.5" calcext:value-type="float">
            <text:p>83.5</text:p>
          </table:table-cell>
          <table:table-cell table:formula="of:=[.M3]*[.L4]/100" office:value-type="float" office:value="83.5" calcext:value-type="float">
            <text:p>83.5</text:p>
          </table:table-cell>
          <table:table-cell table:style-name="ce4" office:value-type="float" office:value="112.9" calcext:value-type="float">
            <text:p>112.9</text:p>
          </table:table-cell>
          <table:table-cell table:formula="of:=[.O3]*[.N4]/100" office:value-type="float" office:value="112.9" calcext:value-type="float">
            <text:p>112.9</text:p>
          </table:table-cell>
          <table:table-cell table:style-name="ce4" office:value-type="float" office:value="96.7" calcext:value-type="float">
            <text:p>96.7</text:p>
          </table:table-cell>
          <table:table-cell table:formula="of:=[.Q3]*[.P4]/100" office:value-type="float" office:value="96.7" calcext:value-type="float">
            <text:p>96.7</text:p>
          </table:table-cell>
          <table:table-cell table:style-name="ce4" office:value-type="float" office:value="116.6" calcext:value-type="float">
            <text:p>116.6</text:p>
          </table:table-cell>
          <table:table-cell table:formula="of:=[.S3]*[.R4]/100" office:value-type="float" office:value="116.6" calcext:value-type="float">
            <text:p>116.6</text:p>
          </table:table-cell>
          <table:table-cell office:value-type="float" office:value="109.3" calcext:value-type="float">
            <text:p>109.3</text:p>
          </table:table-cell>
          <table:table-cell table:formula="of:=[.U3]*[.T4]/100" office:value-type="float" office:value="109.3" calcext:value-type="float">
            <text:p>109.3</text:p>
          </table:table-cell>
          <table:table-cell office:value-type="float" office:value="109.3" calcext:value-type="float">
            <text:p>109.3</text:p>
          </table:table-cell>
          <table:table-cell table:formula="of:=[.W3]*[.V4]/100" office:value-type="float" office:value="109.3" calcext:value-type="float">
            <text:p>109.3</text:p>
          </table:table-cell>
          <table:table-cell office:value-type="float" office:value="105.5" calcext:value-type="float">
            <text:p>105.5</text:p>
          </table:table-cell>
          <table:table-cell table:formula="of:=[.Y3]*[.X4]/100" office:value-type="float" office:value="105.5" calcext:value-type="float">
            <text:p>105.5</text:p>
          </table:table-cell>
          <table:table-cell table:style-name="ce1"/>
          <table:table-cell office:value-type="float" office:value="101.7" calcext:value-type="float">
            <text:p>101.7</text:p>
          </table:table-cell>
          <table:table-cell table:formula="of:=[.AB3]*[.AA4]/100" office:value-type="float" office:value="101.7" calcext:value-type="float">
            <text:p>101.7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04" calcext:value-type="float">
            <text:p>2004</text:p>
          </table:table-cell>
          <table:table-cell table:style-name="ce4" office:value-type="float" office:value="117.1" calcext:value-type="float">
            <text:p>117.1</text:p>
          </table:table-cell>
          <table:table-cell table:formula="of:=[.C4]*[.B5]/100" office:value-type="float" office:value="134.4308" calcext:value-type="float">
            <text:p>134.4308</text:p>
          </table:table-cell>
          <table:table-cell table:style-name="ce4" office:value-type="float" office:value="126.2" calcext:value-type="float">
            <text:p>126.2</text:p>
          </table:table-cell>
          <table:table-cell table:formula="of:=[.E4]*[.D5]/100" office:value-type="float" office:value="121.783" calcext:value-type="float">
            <text:p>121.783</text:p>
          </table:table-cell>
          <table:table-cell table:style-name="ce4" office:value-type="float" office:value="113.2" calcext:value-type="float">
            <text:p>113.2</text:p>
          </table:table-cell>
          <table:table-cell table:formula="of:=[.G4]*[.F5]/100" office:value-type="float" office:value="120.1052" calcext:value-type="float">
            <text:p>120.1052</text:p>
          </table:table-cell>
          <table:table-cell table:style-name="ce4" office:value-type="float" office:value="116.3" calcext:value-type="float">
            <text:p>116.3</text:p>
          </table:table-cell>
          <table:table-cell table:formula="of:=[.I4]*[.H5]/100" office:value-type="float" office:value="128.9767" calcext:value-type="float">
            <text:p>128.9767</text:p>
          </table:table-cell>
          <table:table-cell table:style-name="ce4" office:value-type="float" office:value="118.5" calcext:value-type="float">
            <text:p>118.5</text:p>
          </table:table-cell>
          <table:table-cell table:formula="of:=[.K4]*[.J5]/100" office:value-type="float" office:value="138.0525" calcext:value-type="float">
            <text:p>138.0525</text:p>
          </table:table-cell>
          <table:table-cell table:style-name="ce4" office:value-type="float" office:value="157.9" calcext:value-type="float">
            <text:p>157.9</text:p>
          </table:table-cell>
          <table:table-cell table:formula="of:=[.M4]*[.L5]/100" office:value-type="float" office:value="131.8465" calcext:value-type="float">
            <text:p>131.8465</text:p>
          </table:table-cell>
          <table:table-cell table:style-name="ce4" office:value-type="float" office:value="105.2" calcext:value-type="float">
            <text:p>105.2</text:p>
          </table:table-cell>
          <table:table-cell table:formula="of:=[.O4]*[.N5]/100" office:value-type="float" office:value="118.7708" calcext:value-type="float">
            <text:p>118.7708</text:p>
          </table:table-cell>
          <table:table-cell table:style-name="ce4" office:value-type="float" office:value="106.8" calcext:value-type="float">
            <text:p>106.8</text:p>
          </table:table-cell>
          <table:table-cell table:formula="of:=[.Q4]*[.P5]/100" office:value-type="float" office:value="103.2756" calcext:value-type="float">
            <text:p>103.2756</text:p>
          </table:table-cell>
          <table:table-cell table:style-name="ce4" office:value-type="float" office:value="106.8" calcext:value-type="float">
            <text:p>106.8</text:p>
          </table:table-cell>
          <table:table-cell table:formula="of:=[.S4]*[.R5]/100" office:value-type="float" office:value="124.5288" calcext:value-type="float">
            <text:p>124.5288</text:p>
          </table:table-cell>
          <table:table-cell office:value-type="float" office:value="64.2" calcext:value-type="float">
            <text:p>64.2</text:p>
          </table:table-cell>
          <table:table-cell table:formula="of:=[.U4]*[.T5]/100" office:value-type="float" office:value="70.1706" calcext:value-type="float">
            <text:p>70.1706</text:p>
          </table:table-cell>
          <table:table-cell office:value-type="float" office:value="64.2" calcext:value-type="float">
            <text:p>64.2</text:p>
          </table:table-cell>
          <table:table-cell table:formula="of:=[.W4]*[.V5]/100" office:value-type="float" office:value="70.1706" calcext:value-type="float">
            <text:p>70.1706</text:p>
          </table:table-cell>
          <table:table-cell office:value-type="float" office:value="107.5" calcext:value-type="float">
            <text:p>107.5</text:p>
          </table:table-cell>
          <table:table-cell table:formula="of:=[.Y4]*[.X5]/100" office:value-type="float" office:value="113.4125" calcext:value-type="float">
            <text:p>113.4125</text:p>
          </table:table-cell>
          <table:table-cell table:style-name="ce1"/>
          <table:table-cell office:value-type="float" office:value="103.2" calcext:value-type="float">
            <text:p>103.2</text:p>
          </table:table-cell>
          <table:table-cell table:formula="of:=[.AB4]*[.AA5]/100" office:value-type="float" office:value="104.9544" calcext:value-type="float">
            <text:p>104.9544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05" calcext:value-type="float">
            <text:p>2005</text:p>
          </table:table-cell>
          <table:table-cell table:style-name="ce4" office:value-type="float" office:value="98.9" calcext:value-type="float">
            <text:p>98.9</text:p>
          </table:table-cell>
          <table:table-cell table:formula="of:=[.C5]*[.B6]/100" office:value-type="float" office:value="132.9520612" calcext:value-type="float">
            <text:p>132.9520612</text:p>
          </table:table-cell>
          <table:table-cell table:style-name="ce4" office:value-type="float" office:value="130.3" calcext:value-type="float">
            <text:p>130.3</text:p>
          </table:table-cell>
          <table:table-cell table:formula="of:=[.E5]*[.D6]/100" office:value-type="float" office:value="158.683249" calcext:value-type="float">
            <text:p>158.683249</text:p>
          </table:table-cell>
          <table:table-cell table:style-name="ce4" office:value-type="float" office:value="129.8" calcext:value-type="float">
            <text:p>129.8</text:p>
          </table:table-cell>
          <table:table-cell table:formula="of:=[.G5]*[.F6]/100" office:value-type="float" office:value="155.8965496" calcext:value-type="float">
            <text:p>155.8965496</text:p>
          </table:table-cell>
          <table:table-cell table:style-name="ce4" office:value-type="float" office:value="128" calcext:value-type="float">
            <text:p>128</text:p>
          </table:table-cell>
          <table:table-cell table:formula="of:=[.I5]*[.H6]/100" office:value-type="float" office:value="165.090176" calcext:value-type="float">
            <text:p>165.090176</text:p>
          </table:table-cell>
          <table:table-cell table:style-name="ce4" office:value-type="float" office:value="113.6" calcext:value-type="float">
            <text:p>113.6</text:p>
          </table:table-cell>
          <table:table-cell table:formula="of:=[.K5]*[.J6]/100" office:value-type="float" office:value="156.82764" calcext:value-type="float">
            <text:p>156.82764</text:p>
          </table:table-cell>
          <table:table-cell table:style-name="ce4" office:value-type="float" office:value="143.5" calcext:value-type="float">
            <text:p>143.5</text:p>
          </table:table-cell>
          <table:table-cell table:formula="of:=[.M5]*[.L6]/100" office:value-type="float" office:value="189.1997275" calcext:value-type="float">
            <text:p>189.1997275</text:p>
          </table:table-cell>
          <table:table-cell table:style-name="ce4" office:value-type="float" office:value="113.8" calcext:value-type="float">
            <text:p>113.8</text:p>
          </table:table-cell>
          <table:table-cell table:formula="of:=[.O5]*[.N6]/100" office:value-type="float" office:value="135.1611704" calcext:value-type="float">
            <text:p>135.1611704</text:p>
          </table:table-cell>
          <table:table-cell table:style-name="ce4" office:value-type="float" office:value="110.5" calcext:value-type="float">
            <text:p>110.5</text:p>
          </table:table-cell>
          <table:table-cell table:formula="of:=[.Q5]*[.P6]/100" office:value-type="float" office:value="114.119538" calcext:value-type="float">
            <text:p>114.119538</text:p>
          </table:table-cell>
          <table:table-cell table:style-name="ce4" office:value-type="float" office:value="120.6" calcext:value-type="float">
            <text:p>120.6</text:p>
          </table:table-cell>
          <table:table-cell table:formula="of:=[.S5]*[.R6]/100" office:value-type="float" office:value="150.1817328" calcext:value-type="float">
            <text:p>150.1817328</text:p>
          </table:table-cell>
          <table:table-cell office:value-type="float" office:value="91.7" calcext:value-type="float">
            <text:p>91.7</text:p>
          </table:table-cell>
          <table:table-cell table:formula="of:=[.U5]*[.T6]/100" office:value-type="float" office:value="64.3464402" calcext:value-type="float">
            <text:p>64.3464402</text:p>
          </table:table-cell>
          <table:table-cell office:value-type="float" office:value="91.7" calcext:value-type="float">
            <text:p>91.7</text:p>
          </table:table-cell>
          <table:table-cell table:formula="of:=[.W5]*[.V6]/100" office:value-type="float" office:value="64.3464402" calcext:value-type="float">
            <text:p>64.3464402</text:p>
          </table:table-cell>
          <table:table-cell office:value-type="float" office:value="109.6" calcext:value-type="float">
            <text:p>109.6</text:p>
          </table:table-cell>
          <table:table-cell table:formula="of:=[.Y5]*[.X6]/100" office:value-type="float" office:value="124.3001" calcext:value-type="float">
            <text:p>124.3001</text:p>
          </table:table-cell>
          <table:table-cell table:style-name="ce1"/>
          <table:table-cell office:value-type="float" office:value="107.5" calcext:value-type="float">
            <text:p>107.5</text:p>
          </table:table-cell>
          <table:table-cell table:formula="of:=[.AB5]*[.AA6]/100" office:value-type="float" office:value="112.82598" calcext:value-type="float">
            <text:p>112.82598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06" calcext:value-type="float">
            <text:p>2006</text:p>
          </table:table-cell>
          <table:table-cell table:style-name="ce4" office:value-type="float" office:value="107.9" calcext:value-type="float">
            <text:p>107.9</text:p>
          </table:table-cell>
          <table:table-cell table:formula="of:=[.C6]*[.B7]/100" office:value-type="float" office:value="143.4552740348" calcext:value-type="float">
            <text:p>143.4552740348</text:p>
          </table:table-cell>
          <table:table-cell table:style-name="ce4" office:value-type="float" office:value="103.3" calcext:value-type="float">
            <text:p>103.3</text:p>
          </table:table-cell>
          <table:table-cell table:formula="of:=[.E6]*[.D7]/100" office:value-type="float" office:value="163.919796217" calcext:value-type="float">
            <text:p>163.919796217</text:p>
          </table:table-cell>
          <table:table-cell table:style-name="ce4" office:value-type="float" office:value="106.5" calcext:value-type="float">
            <text:p>106.5</text:p>
          </table:table-cell>
          <table:table-cell table:formula="of:=[.G6]*[.F7]/100" office:value-type="float" office:value="166.029825324" calcext:value-type="float">
            <text:p>166.029825324</text:p>
          </table:table-cell>
          <table:table-cell table:style-name="ce4" office:value-type="float" office:value="109.4" calcext:value-type="float">
            <text:p>109.4</text:p>
          </table:table-cell>
          <table:table-cell table:formula="of:=[.I6]*[.H7]/100" office:value-type="float" office:value="180.608652544" calcext:value-type="float">
            <text:p>180.608652544</text:p>
          </table:table-cell>
          <table:table-cell table:style-name="ce4" office:value-type="float" office:value="87" calcext:value-type="float">
            <text:p>87</text:p>
          </table:table-cell>
          <table:table-cell table:formula="of:=[.K6]*[.J7]/100" office:value-type="float" office:value="136.4400468" calcext:value-type="float">
            <text:p>136.4400468</text:p>
          </table:table-cell>
          <table:table-cell table:style-name="ce4" office:value-type="float" office:value="79.1" calcext:value-type="float">
            <text:p>79.1</text:p>
          </table:table-cell>
          <table:table-cell table:formula="of:=[.M6]*[.L7]/100" office:value-type="float" office:value="149.6569844525" calcext:value-type="float">
            <text:p>149.6569844525</text:p>
          </table:table-cell>
          <table:table-cell table:style-name="ce4" office:value-type="float" office:value="107.3" calcext:value-type="float">
            <text:p>107.3</text:p>
          </table:table-cell>
          <table:table-cell table:formula="of:=[.O6]*[.N7]/100" office:value-type="float" office:value="145.0279358392" calcext:value-type="float">
            <text:p>145.0279358392</text:p>
          </table:table-cell>
          <table:table-cell table:style-name="ce4" office:value-type="float" office:value="93" calcext:value-type="float">
            <text:p>93</text:p>
          </table:table-cell>
          <table:table-cell table:formula="of:=[.Q6]*[.P7]/100" office:value-type="float" office:value="106.13117034" calcext:value-type="float">
            <text:p>106.13117034</text:p>
          </table:table-cell>
          <table:table-cell table:style-name="ce4" office:value-type="float" office:value="138" calcext:value-type="float">
            <text:p>138</text:p>
          </table:table-cell>
          <table:table-cell table:formula="of:=[.S6]*[.R7]/100" office:value-type="float" office:value="207.250791264" calcext:value-type="float">
            <text:p>207.250791264</text:p>
          </table:table-cell>
          <table:table-cell office:value-type="float" office:value="104.8" calcext:value-type="float">
            <text:p>104.8</text:p>
          </table:table-cell>
          <table:table-cell table:formula="of:=[.U6]*[.T7]/100" office:value-type="float" office:value="67.4350693296" calcext:value-type="float">
            <text:p>67.4350693296</text:p>
          </table:table-cell>
          <table:table-cell office:value-type="float" office:value="104.8" calcext:value-type="float">
            <text:p>104.8</text:p>
          </table:table-cell>
          <table:table-cell table:formula="of:=[.W6]*[.V7]/100" office:value-type="float" office:value="67.4350693296" calcext:value-type="float">
            <text:p>67.4350693296</text:p>
          </table:table-cell>
          <table:table-cell office:value-type="float" office:value="109.1" calcext:value-type="float">
            <text:p>109.1</text:p>
          </table:table-cell>
          <table:table-cell table:formula="of:=[.Y6]*[.X7]/100" office:value-type="float" office:value="135.6114091" calcext:value-type="float">
            <text:p>135.6114091</text:p>
          </table:table-cell>
          <table:table-cell table:style-name="ce1"/>
          <table:table-cell office:value-type="float" office:value="106.3" calcext:value-type="float">
            <text:p>106.3</text:p>
          </table:table-cell>
          <table:table-cell table:formula="of:=[.AB6]*[.AA7]/100" office:value-type="float" office:value="119.93401674" calcext:value-type="float">
            <text:p>119.93401674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07" calcext:value-type="float">
            <text:p>2007</text:p>
          </table:table-cell>
          <table:table-cell table:style-name="ce4" office:value-type="float" office:value="114.2" calcext:value-type="float">
            <text:p>114.2</text:p>
          </table:table-cell>
          <table:table-cell table:formula="of:=[.C7]*[.B8]/100" office:value-type="float" office:value="163.825922947742" calcext:value-type="float">
            <text:p>163.825922947742</text:p>
          </table:table-cell>
          <table:table-cell table:style-name="ce4" office:value-type="float" office:value="102.5" calcext:value-type="float">
            <text:p>102.5</text:p>
          </table:table-cell>
          <table:table-cell table:formula="of:=[.E7]*[.D8]/100" office:value-type="float" office:value="168.017791122425" calcext:value-type="float">
            <text:p>168.017791122425</text:p>
          </table:table-cell>
          <table:table-cell table:style-name="ce4" office:value-type="float" office:value="104.3" calcext:value-type="float">
            <text:p>104.3</text:p>
          </table:table-cell>
          <table:table-cell table:formula="of:=[.G7]*[.F8]/100" office:value-type="float" office:value="173.169107812932" calcext:value-type="float">
            <text:p>173.169107812932</text:p>
          </table:table-cell>
          <table:table-cell table:style-name="ce4" office:value-type="float" office:value="125.3" calcext:value-type="float">
            <text:p>125.3</text:p>
          </table:table-cell>
          <table:table-cell table:formula="of:=[.I7]*[.H8]/100" office:value-type="float" office:value="226.302641637632" calcext:value-type="float">
            <text:p>226.302641637632</text:p>
          </table:table-cell>
          <table:table-cell table:style-name="ce4" office:value-type="float" office:value="129.9" calcext:value-type="float">
            <text:p>129.9</text:p>
          </table:table-cell>
          <table:table-cell table:formula="of:=[.K7]*[.J8]/100" office:value-type="float" office:value="177.2356207932" calcext:value-type="float">
            <text:p>177.2356207932</text:p>
          </table:table-cell>
          <table:table-cell table:style-name="ce4" office:value-type="float" office:value="79" calcext:value-type="float">
            <text:p>79</text:p>
          </table:table-cell>
          <table:table-cell table:formula="of:=[.M7]*[.L8]/100" office:value-type="float" office:value="118.229017717475" calcext:value-type="float">
            <text:p>118.229017717475</text:p>
          </table:table-cell>
          <table:table-cell table:style-name="ce4" office:value-type="float" office:value="121.8" calcext:value-type="float">
            <text:p>121.8</text:p>
          </table:table-cell>
          <table:table-cell table:formula="of:=[.O7]*[.N8]/100" office:value-type="float" office:value="176.644025852146" calcext:value-type="float">
            <text:p>176.644025852146</text:p>
          </table:table-cell>
          <table:table-cell table:style-name="ce4" office:value-type="float" office:value="125" calcext:value-type="float">
            <text:p>125</text:p>
          </table:table-cell>
          <table:table-cell table:formula="of:=[.Q7]*[.P8]/100" office:value-type="float" office:value="132.663962925" calcext:value-type="float">
            <text:p>132.663962925</text:p>
          </table:table-cell>
          <table:table-cell table:style-name="ce4" office:value-type="float" office:value="138.8" calcext:value-type="float">
            <text:p>138.8</text:p>
          </table:table-cell>
          <table:table-cell table:formula="of:=[.S7]*[.R8]/100" office:value-type="float" office:value="287.664098274432" calcext:value-type="float">
            <text:p>287.664098274432</text:p>
          </table:table-cell>
          <table:table-cell office:value-type="float" office:value="108.9" calcext:value-type="float">
            <text:p>108.9</text:p>
          </table:table-cell>
          <table:table-cell table:formula="of:=[.U7]*[.T8]/100" office:value-type="float" office:value="73.4367904999344" calcext:value-type="float">
            <text:p>73.4367904999344</text:p>
          </table:table-cell>
          <table:table-cell office:value-type="float" office:value="108.9" calcext:value-type="float">
            <text:p>108.9</text:p>
          </table:table-cell>
          <table:table-cell table:formula="of:=[.W7]*[.V8]/100" office:value-type="float" office:value="73.4367904999344" calcext:value-type="float">
            <text:p>73.4367904999344</text:p>
          </table:table-cell>
          <table:table-cell office:value-type="float" office:value="108.1" calcext:value-type="float">
            <text:p>108.1</text:p>
          </table:table-cell>
          <table:table-cell table:formula="of:=[.Y7]*[.X8]/100" office:value-type="float" office:value="146.5959332371" calcext:value-type="float">
            <text:p>146.5959332371</text:p>
          </table:table-cell>
          <table:table-cell table:style-name="ce1"/>
          <table:table-cell office:value-type="float" office:value="107.9" calcext:value-type="float">
            <text:p>107.9</text:p>
          </table:table-cell>
          <table:table-cell table:formula="of:=[.AB7]*[.AA8]/100" office:value-type="float" office:value="129.40880406246" calcext:value-type="float">
            <text:p>129.40880406246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08" calcext:value-type="float">
            <text:p>2008</text:p>
          </table:table-cell>
          <table:table-cell table:style-name="ce4" office:value-type="float" office:value="133.3" calcext:value-type="float">
            <text:p>133.3</text:p>
          </table:table-cell>
          <table:table-cell table:formula="of:=[.C8]*[.B9]/100" office:value-type="float" office:value="218.37995528934" calcext:value-type="float">
            <text:p>218.37995528934</text:p>
          </table:table-cell>
          <table:table-cell table:style-name="ce4" office:value-type="float" office:value="139.4" calcext:value-type="float">
            <text:p>139.4</text:p>
          </table:table-cell>
          <table:table-cell table:formula="of:=[.E8]*[.D9]/100" office:value-type="float" office:value="234.216800824661" calcext:value-type="float">
            <text:p>234.216800824661</text:p>
          </table:table-cell>
          <table:table-cell table:style-name="ce4" office:value-type="float" office:value="119.6" calcext:value-type="float">
            <text:p>119.6</text:p>
          </table:table-cell>
          <table:table-cell table:formula="of:=[.G8]*[.F9]/100" office:value-type="float" office:value="207.110252944267" calcext:value-type="float">
            <text:p>207.110252944267</text:p>
          </table:table-cell>
          <table:table-cell table:style-name="ce4" office:value-type="float" office:value="131.8" calcext:value-type="float">
            <text:p>131.8</text:p>
          </table:table-cell>
          <table:table-cell table:formula="of:=[.I8]*[.H9]/100" office:value-type="float" office:value="298.266881678399" calcext:value-type="float">
            <text:p>298.266881678399</text:p>
          </table:table-cell>
          <table:table-cell table:style-name="ce4" office:value-type="float" office:value="138" calcext:value-type="float">
            <text:p>138</text:p>
          </table:table-cell>
          <table:table-cell table:formula="of:=[.K8]*[.J9]/100" office:value-type="float" office:value="244.585156694616" calcext:value-type="float">
            <text:p>244.585156694616</text:p>
          </table:table-cell>
          <table:table-cell table:style-name="ce4" office:value-type="float" office:value="185.3" calcext:value-type="float">
            <text:p>185.3</text:p>
          </table:table-cell>
          <table:table-cell table:formula="of:=[.M8]*[.L9]/100" office:value-type="float" office:value="219.078369830481" calcext:value-type="float">
            <text:p>219.078369830481</text:p>
          </table:table-cell>
          <table:table-cell table:style-name="ce4" office:value-type="float" office:value="127.2" calcext:value-type="float">
            <text:p>127.2</text:p>
          </table:table-cell>
          <table:table-cell table:formula="of:=[.O8]*[.N9]/100" office:value-type="float" office:value="224.691200883929" calcext:value-type="float">
            <text:p>224.691200883929</text:p>
          </table:table-cell>
          <table:table-cell table:style-name="ce4" office:value-type="float" office:value="159.3" calcext:value-type="float">
            <text:p>159.3</text:p>
          </table:table-cell>
          <table:table-cell table:formula="of:=[.Q8]*[.P9]/100" office:value-type="float" office:value="211.333692939525" calcext:value-type="float">
            <text:p>211.333692939525</text:p>
          </table:table-cell>
          <table:table-cell table:style-name="ce4" office:value-type="float" office:value="167.5" calcext:value-type="float">
            <text:p>167.5</text:p>
          </table:table-cell>
          <table:table-cell table:formula="of:=[.S8]*[.R9]/100" office:value-type="float" office:value="481.837364609674" calcext:value-type="float">
            <text:p>481.837364609674</text:p>
          </table:table-cell>
          <table:table-cell office:value-type="float" office:value="133.1" calcext:value-type="float">
            <text:p>133.1</text:p>
          </table:table-cell>
          <table:table-cell table:formula="of:=[.U8]*[.T9]/100" office:value-type="float" office:value="97.7443681554127" calcext:value-type="float">
            <text:p>97.7443681554127</text:p>
          </table:table-cell>
          <table:table-cell office:value-type="float" office:value="133.1" calcext:value-type="float">
            <text:p>133.1</text:p>
          </table:table-cell>
          <table:table-cell table:formula="of:=[.W8]*[.V9]/100" office:value-type="float" office:value="97.7443681554127" calcext:value-type="float">
            <text:p>97.7443681554127</text:p>
          </table:table-cell>
          <table:table-cell office:value-type="float" office:value="123" calcext:value-type="float">
            <text:p>123</text:p>
          </table:table-cell>
          <table:table-cell table:formula="of:=[.Y8]*[.X9]/100" office:value-type="float" office:value="180.312997881633" calcext:value-type="float">
            <text:p>180.312997881633</text:p>
          </table:table-cell>
          <table:table-cell table:style-name="ce1"/>
          <table:table-cell office:value-type="float" office:value="117.9" calcext:value-type="float">
            <text:p>117.9</text:p>
          </table:table-cell>
          <table:table-cell table:formula="of:=[.AB8]*[.AA9]/100" office:value-type="float" office:value="152.57297998964" calcext:value-type="float">
            <text:p>152.57297998964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09" calcext:value-type="float">
            <text:p>2009</text:p>
          </table:table-cell>
          <table:table-cell table:style-name="ce4" office:value-type="float" office:value="112.6" calcext:value-type="float">
            <text:p>112.6</text:p>
          </table:table-cell>
          <table:table-cell table:formula="of:=[.C9]*[.B10]/100" office:value-type="float" office:value="245.895829655796" calcext:value-type="float">
            <text:p>245.895829655796</text:p>
          </table:table-cell>
          <table:table-cell table:style-name="ce4" office:value-type="float" office:value="111.8" calcext:value-type="float">
            <text:p>111.8</text:p>
          </table:table-cell>
          <table:table-cell table:formula="of:=[.E9]*[.D10]/100" office:value-type="float" office:value="261.85438332197" calcext:value-type="float">
            <text:p>261.85438332197</text:p>
          </table:table-cell>
          <table:table-cell table:style-name="ce4" office:value-type="float" office:value="125" calcext:value-type="float">
            <text:p>125</text:p>
          </table:table-cell>
          <table:table-cell table:formula="of:=[.G9]*[.F10]/100" office:value-type="float" office:value="258.887816180333" calcext:value-type="float">
            <text:p>258.887816180333</text:p>
          </table:table-cell>
          <table:table-cell table:style-name="ce4" office:value-type="float" office:value="111.4" calcext:value-type="float">
            <text:p>111.4</text:p>
          </table:table-cell>
          <table:table-cell table:formula="of:=[.I9]*[.H10]/100" office:value-type="float" office:value="332.269306189737" calcext:value-type="float">
            <text:p>332.269306189737</text:p>
          </table:table-cell>
          <table:table-cell table:style-name="ce4" office:value-type="float" office:value="103.7" calcext:value-type="float">
            <text:p>103.7</text:p>
          </table:table-cell>
          <table:table-cell table:formula="of:=[.K9]*[.J10]/100" office:value-type="float" office:value="253.634807492317" calcext:value-type="float">
            <text:p>253.634807492317</text:p>
          </table:table-cell>
          <table:table-cell table:style-name="ce4" office:value-type="float" office:value="123.9" calcext:value-type="float">
            <text:p>123.9</text:p>
          </table:table-cell>
          <table:table-cell table:formula="of:=[.M9]*[.L10]/100" office:value-type="float" office:value="271.438100219966" calcext:value-type="float">
            <text:p>271.438100219966</text:p>
          </table:table-cell>
          <table:table-cell table:style-name="ce4" office:value-type="float" office:value="126.3" calcext:value-type="float">
            <text:p>126.3</text:p>
          </table:table-cell>
          <table:table-cell table:formula="of:=[.O9]*[.N10]/100" office:value-type="float" office:value="283.784986716403" calcext:value-type="float">
            <text:p>283.784986716403</text:p>
          </table:table-cell>
          <table:table-cell table:style-name="ce4" office:value-type="float" office:value="88.6" calcext:value-type="float">
            <text:p>88.6</text:p>
          </table:table-cell>
          <table:table-cell table:formula="of:=[.Q9]*[.P10]/100" office:value-type="float" office:value="187.241651944419" calcext:value-type="float">
            <text:p>187.241651944419</text:p>
          </table:table-cell>
          <table:table-cell table:style-name="ce4" office:value-type="float" office:value="112.8" calcext:value-type="float">
            <text:p>112.8</text:p>
          </table:table-cell>
          <table:table-cell table:formula="of:=[.S9]*[.R10]/100" office:value-type="float" office:value="543.512547279712" calcext:value-type="float">
            <text:p>543.512547279712</text:p>
          </table:table-cell>
          <table:table-cell office:value-type="float" office:value="81.7" calcext:value-type="float">
            <text:p>81.7</text:p>
          </table:table-cell>
          <table:table-cell table:formula="of:=[.U9]*[.T10]/100" office:value-type="float" office:value="79.8571487829722" calcext:value-type="float">
            <text:p>79.8571487829722</text:p>
          </table:table-cell>
          <table:table-cell office:value-type="float" office:value="81.7" calcext:value-type="float">
            <text:p>81.7</text:p>
          </table:table-cell>
          <table:table-cell table:formula="of:=[.W9]*[.V10]/100" office:value-type="float" office:value="79.8571487829722" calcext:value-type="float">
            <text:p>79.8571487829722</text:p>
          </table:table-cell>
          <table:table-cell office:value-type="float" office:value="121.8" calcext:value-type="float">
            <text:p>121.8</text:p>
          </table:table-cell>
          <table:table-cell table:formula="of:=[.Y9]*[.X10]/100" office:value-type="float" office:value="219.621231419829" calcext:value-type="float">
            <text:p>219.621231419829</text:p>
          </table:table-cell>
          <table:table-cell table:style-name="ce1"/>
          <table:table-cell office:value-type="float" office:value="129.6" calcext:value-type="float">
            <text:p>129.6</text:p>
          </table:table-cell>
          <table:table-cell table:formula="of:=[.AB9]*[.AA10]/100" office:value-type="float" office:value="197.734582066574" calcext:value-type="float">
            <text:p>197.734582066574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4" office:value-type="float" office:value="112.3" calcext:value-type="float">
            <text:p>112.3</text:p>
          </table:table-cell>
          <table:table-cell table:formula="of:=[.C10]*[.B11]/100" office:value-type="float" office:value="276.141016703459" calcext:value-type="float">
            <text:p>276.141016703459</text:p>
          </table:table-cell>
          <table:table-cell table:style-name="ce4" office:value-type="float" office:value="102" calcext:value-type="float">
            <text:p>102</text:p>
          </table:table-cell>
          <table:table-cell table:formula="of:=[.E10]*[.D11]/100" office:value-type="float" office:value="267.09147098841" calcext:value-type="float">
            <text:p>267.09147098841</text:p>
          </table:table-cell>
          <table:table-cell table:style-name="ce4" office:value-type="float" office:value="105.1" calcext:value-type="float">
            <text:p>105.1</text:p>
          </table:table-cell>
          <table:table-cell table:formula="of:=[.G10]*[.F11]/100" office:value-type="float" office:value="272.09109480553" calcext:value-type="float">
            <text:p>272.09109480553</text:p>
          </table:table-cell>
          <table:table-cell table:style-name="ce4" office:value-type="float" office:value="126.8" calcext:value-type="float">
            <text:p>126.8</text:p>
          </table:table-cell>
          <table:table-cell table:formula="of:=[.I10]*[.H11]/100" office:value-type="float" office:value="421.317480248586" calcext:value-type="float">
            <text:p>421.317480248586</text:p>
          </table:table-cell>
          <table:table-cell table:style-name="ce4" office:value-type="float" office:value="102.5" calcext:value-type="float">
            <text:p>102.5</text:p>
          </table:table-cell>
          <table:table-cell table:formula="of:=[.K10]*[.J11]/100" office:value-type="float" office:value="259.975677679625" calcext:value-type="float">
            <text:p>259.975677679625</text:p>
          </table:table-cell>
          <table:table-cell table:style-name="ce4" office:value-type="float" office:value="85.5" calcext:value-type="float">
            <text:p>85.5</text:p>
          </table:table-cell>
          <table:table-cell table:formula="of:=[.M10]*[.L11]/100" office:value-type="float" office:value="232.079575688071" calcext:value-type="float">
            <text:p>232.079575688071</text:p>
          </table:table-cell>
          <table:table-cell table:style-name="ce4" office:value-type="float" office:value="128.7" calcext:value-type="float">
            <text:p>128.7</text:p>
          </table:table-cell>
          <table:table-cell table:formula="of:=[.O10]*[.N11]/100" office:value-type="float" office:value="365.23127790401" calcext:value-type="float">
            <text:p>365.23127790401</text:p>
          </table:table-cell>
          <table:table-cell table:style-name="ce4" office:value-type="float" office:value="113" calcext:value-type="float">
            <text:p>113</text:p>
          </table:table-cell>
          <table:table-cell table:formula="of:=[.Q10]*[.P11]/100" office:value-type="float" office:value="211.583066697194" calcext:value-type="float">
            <text:p>211.583066697194</text:p>
          </table:table-cell>
          <table:table-cell table:style-name="ce4" office:value-type="float" office:value="105.1" calcext:value-type="float">
            <text:p>105.1</text:p>
          </table:table-cell>
          <table:table-cell table:formula="of:=[.S10]*[.R11]/100" office:value-type="float" office:value="571.231687190977" calcext:value-type="float">
            <text:p>571.231687190977</text:p>
          </table:table-cell>
          <table:table-cell office:value-type="float" office:value="114.5" calcext:value-type="float">
            <text:p>114.5</text:p>
          </table:table-cell>
          <table:table-cell table:formula="of:=[.U10]*[.T11]/100" office:value-type="float" office:value="91.4364353565031" calcext:value-type="float">
            <text:p>91.4364353565031</text:p>
          </table:table-cell>
          <table:table-cell office:value-type="float" office:value="114.5" calcext:value-type="float">
            <text:p>114.5</text:p>
          </table:table-cell>
          <table:table-cell table:formula="of:=[.W10]*[.V11]/100" office:value-type="float" office:value="91.4364353565031" calcext:value-type="float">
            <text:p>91.4364353565031</text:p>
          </table:table-cell>
          <table:table-cell office:value-type="float" office:value="121.9" calcext:value-type="float">
            <text:p>121.9</text:p>
          </table:table-cell>
          <table:table-cell table:formula="of:=[.Y10]*[.X11]/100" office:value-type="float" office:value="267.718281100771" calcext:value-type="float">
            <text:p>267.718281100771</text:p>
          </table:table-cell>
          <table:table-cell table:style-name="ce1"/>
          <table:table-cell office:value-type="float" office:value="109.1" calcext:value-type="float">
            <text:p>109.1</text:p>
          </table:table-cell>
          <table:table-cell table:formula="of:=[.AB10]*[.AA11]/100" office:value-type="float" office:value="215.728429034632" calcext:value-type="float">
            <text:p>215.728429034632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  <table:table-cell table:formula="of:=[.C11]*[.B12]/100" office:value-type="float" office:value="317.562169208978" calcext:value-type="float">
            <text:p>317.562169208978</text:p>
          </table:table-cell>
          <table:table-cell table:style-name="ce4" office:value-type="float" office:value="106" calcext:value-type="float">
            <text:p>106</text:p>
          </table:table-cell>
          <table:table-cell table:formula="of:=[.E11]*[.D12]/100" office:value-type="float" office:value="283.116959247714" calcext:value-type="float">
            <text:p>283.116959247714</text:p>
          </table:table-cell>
          <table:table-cell table:style-name="ce4" office:value-type="float" office:value="106.5" calcext:value-type="float">
            <text:p>106.5</text:p>
          </table:table-cell>
          <table:table-cell table:formula="of:=[.G11]*[.F12]/100" office:value-type="float" office:value="289.77701596789" calcext:value-type="float">
            <text:p>289.77701596789</text:p>
          </table:table-cell>
          <table:table-cell table:style-name="ce4" office:value-type="float" office:value="105.1" calcext:value-type="float">
            <text:p>105.1</text:p>
          </table:table-cell>
          <table:table-cell table:formula="of:=[.I11]*[.H12]/100" office:value-type="float" office:value="442.804671741264" calcext:value-type="float">
            <text:p>442.804671741264</text:p>
          </table:table-cell>
          <table:table-cell table:style-name="ce4" office:value-type="float" office:value="84.7" calcext:value-type="float">
            <text:p>84.7</text:p>
          </table:table-cell>
          <table:table-cell table:formula="of:=[.K11]*[.J12]/100" office:value-type="float" office:value="220.199398994642" calcext:value-type="float">
            <text:p>220.199398994642</text:p>
          </table:table-cell>
          <table:table-cell table:style-name="ce4" office:value-type="float" office:value="86.1" calcext:value-type="float">
            <text:p>86.1</text:p>
          </table:table-cell>
          <table:table-cell table:formula="of:=[.M11]*[.L12]/100" office:value-type="float" office:value="199.820514667429" calcext:value-type="float">
            <text:p>199.820514667429</text:p>
          </table:table-cell>
          <table:table-cell table:style-name="ce4" office:value-type="float" office:value="108.8" calcext:value-type="float">
            <text:p>108.8</text:p>
          </table:table-cell>
          <table:table-cell table:formula="of:=[.O11]*[.N12]/100" office:value-type="float" office:value="397.371630359563" calcext:value-type="float">
            <text:p>397.371630359563</text:p>
          </table:table-cell>
          <table:table-cell table:style-name="ce4" office:value-type="float" office:value="118" calcext:value-type="float">
            <text:p>118</text:p>
          </table:table-cell>
          <table:table-cell table:formula="of:=[.Q11]*[.P12]/100" office:value-type="float" office:value="249.668018702688" calcext:value-type="float">
            <text:p>249.668018702688</text:p>
          </table:table-cell>
          <table:table-cell table:style-name="ce4" office:value-type="float" office:value="106.8" calcext:value-type="float">
            <text:p>106.8</text:p>
          </table:table-cell>
          <table:table-cell table:formula="of:=[.S11]*[.R12]/100" office:value-type="float" office:value="610.075441919963" calcext:value-type="float">
            <text:p>610.075441919963</text:p>
          </table:table-cell>
          <table:table-cell office:value-type="float" office:value="92.9" calcext:value-type="float">
            <text:p>92.9</text:p>
          </table:table-cell>
          <table:table-cell table:formula="of:=[.U11]*[.T12]/100" office:value-type="float" office:value="84.9444484461914" calcext:value-type="float">
            <text:p>84.9444484461914</text:p>
          </table:table-cell>
          <table:table-cell office:value-type="float" office:value="92.9" calcext:value-type="float">
            <text:p>92.9</text:p>
          </table:table-cell>
          <table:table-cell table:formula="of:=[.W11]*[.V12]/100" office:value-type="float" office:value="84.9444484461914" calcext:value-type="float">
            <text:p>84.9444484461914</text:p>
          </table:table-cell>
          <table:table-cell office:value-type="float" office:value="111" calcext:value-type="float">
            <text:p>111</text:p>
          </table:table-cell>
          <table:table-cell table:formula="of:=[.Y11]*[.X12]/100" office:value-type="float" office:value="297.167292021856" calcext:value-type="float">
            <text:p>297.167292021856</text:p>
          </table:table-cell>
          <table:table-cell table:style-name="ce1"/>
          <table:table-cell office:value-type="float" office:value="109.3" calcext:value-type="float">
            <text:p>109.3</text:p>
          </table:table-cell>
          <table:table-cell table:formula="of:=[.AB11]*[.AA12]/100" office:value-type="float" office:value="235.791172934853" calcext:value-type="float">
            <text:p>235.791172934853</text:p>
          </table:table-cell>
          <table:table-cell table:style-name="ce1" table:number-columns-repeated="996"/>
        </table:table-row>
        <table:table-row table:style-name="ro3">
          <table:table-cell table:style-name="ce1" office:value-type="float" office:value="2012" calcext:value-type="float">
            <text:p>2012</text:p>
          </table:table-cell>
          <table:table-cell table:style-name="ce4" office:value-type="float" office:value="98" calcext:value-type="float">
            <text:p>98</text:p>
          </table:table-cell>
          <table:table-cell table:formula="of:=[.C12]*[.B13]/100" office:value-type="float" office:value="311.210925824799" calcext:value-type="float">
            <text:p>311.210925824799</text:p>
          </table:table-cell>
          <table:table-cell table:style-name="ce4" office:value-type="float" office:value="107.1" calcext:value-type="float">
            <text:p>107.1</text:p>
          </table:table-cell>
          <table:table-cell table:formula="of:=[.E12]*[.D13]/100" office:value-type="float" office:value="303.218263354302" calcext:value-type="float">
            <text:p>303.218263354302</text:p>
          </table:table-cell>
          <table:table-cell table:style-name="ce4" office:value-type="float" office:value="104" calcext:value-type="float">
            <text:p>104</text:p>
          </table:table-cell>
          <table:table-cell table:formula="of:=[.G12]*[.F13]/100" office:value-type="float" office:value="301.368096606605" calcext:value-type="float">
            <text:p>301.368096606605</text:p>
          </table:table-cell>
          <table:table-cell table:style-name="ce4" office:value-type="float" office:value="99.8" calcext:value-type="float">
            <text:p>99.8</text:p>
          </table:table-cell>
          <table:table-cell table:formula="of:=[.I12]*[.H13]/100" office:value-type="float" office:value="441.919062397781" calcext:value-type="float">
            <text:p>441.919062397781</text:p>
          </table:table-cell>
          <table:table-cell table:style-name="ce4" office:value-type="float" office:value="99.7" calcext:value-type="float">
            <text:p>99.7</text:p>
          </table:table-cell>
          <table:table-cell table:formula="of:=[.K12]*[.J13]/100" office:value-type="float" office:value="219.538800797658" calcext:value-type="float">
            <text:p>219.538800797658</text:p>
          </table:table-cell>
          <table:table-cell table:style-name="ce4" office:value-type="float" office:value="111.6" calcext:value-type="float">
            <text:p>111.6</text:p>
          </table:table-cell>
          <table:table-cell table:formula="of:=[.M12]*[.L13]/100" office:value-type="float" office:value="222.999694368851" calcext:value-type="float">
            <text:p>222.999694368851</text:p>
          </table:table-cell>
          <table:table-cell table:style-name="ce4" office:value-type="float" office:value="100.3" calcext:value-type="float">
            <text:p>100.3</text:p>
          </table:table-cell>
          <table:table-cell table:formula="of:=[.O12]*[.N13]/100" office:value-type="float" office:value="398.563745250642" calcext:value-type="float">
            <text:p>398.563745250642</text:p>
          </table:table-cell>
          <table:table-cell table:style-name="ce4" office:value-type="float" office:value="100.4" calcext:value-type="float">
            <text:p>100.4</text:p>
          </table:table-cell>
          <table:table-cell table:formula="of:=[.Q12]*[.P13]/100" office:value-type="float" office:value="250.666690777499" calcext:value-type="float">
            <text:p>250.666690777499</text:p>
          </table:table-cell>
          <table:table-cell table:style-name="ce4" office:value-type="float" office:value="94.5" calcext:value-type="float">
            <text:p>94.5</text:p>
          </table:table-cell>
          <table:table-cell table:formula="of:=[.S12]*[.R13]/100" office:value-type="float" office:value="576.521292614365" calcext:value-type="float">
            <text:p>576.521292614365</text:p>
          </table:table-cell>
          <table:table-cell office:value-type="float" office:value="54" calcext:value-type="float">
            <text:p>54</text:p>
          </table:table-cell>
          <table:table-cell table:formula="of:=[.U12]*[.T13]/100" office:value-type="float" office:value="45.8700021609434" calcext:value-type="float">
            <text:p>45.8700021609434</text:p>
          </table:table-cell>
          <table:table-cell office:value-type="float" office:value="54" calcext:value-type="float">
            <text:p>54</text:p>
          </table:table-cell>
          <table:table-cell table:formula="of:=[.W12]*[.V13]/100" office:value-type="float" office:value="45.8700021609434" calcext:value-type="float">
            <text:p>45.8700021609434</text:p>
          </table:table-cell>
          <table:table-cell office:value-type="float" office:value="104.9" calcext:value-type="float">
            <text:p>104.9</text:p>
          </table:table-cell>
          <table:table-cell table:formula="of:=[.Y12]*[.X13]/100" office:value-type="float" office:value="311.728489330927" calcext:value-type="float">
            <text:p>311.728489330927</text:p>
          </table:table-cell>
          <table:table-cell table:style-name="ce1"/>
          <table:table-cell office:value-type="float" office:value="109.2" calcext:value-type="float">
            <text:p>109.2</text:p>
          </table:table-cell>
          <table:table-cell table:formula="of:=[.AB12]*[.AA13]/100" office:value-type="float" office:value="257.483960844859" calcext:value-type="float">
            <text:p>257.483960844859</text:p>
          </table:table-cell>
          <table:table-cell table:style-name="ce1" table:number-columns-repeated="996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float" office:value="101.1" calcext:value-type="float">
            <text:p>101.1</text:p>
          </table:table-cell>
          <table:table-cell table:formula="of:=[.C13]*[.B14]/100" office:value-type="float" office:value="314.634246008871" calcext:value-type="float">
            <text:p>314.634246008871</text:p>
          </table:table-cell>
          <table:table-cell table:style-name="ce5" office:value-type="float" office:value="98.1" calcext:value-type="float">
            <text:p>98.1</text:p>
          </table:table-cell>
          <table:table-cell table:formula="of:=[.E13]*[.D14]/100" office:value-type="float" office:value="297.45711635057" calcext:value-type="float">
            <text:p>297.45711635057</text:p>
          </table:table-cell>
          <table:table-cell table:style-name="ce5" office:value-type="float" office:value="96.1" calcext:value-type="float">
            <text:p>96.1</text:p>
          </table:table-cell>
          <table:table-cell table:formula="of:=[.G13]*[.F14]/100" office:value-type="float" office:value="289.614740838948" calcext:value-type="float">
            <text:p>289.614740838948</text:p>
          </table:table-cell>
          <table:table-cell table:style-name="ce5" office:value-type="float" office:value="97.8" calcext:value-type="float">
            <text:p>97.8</text:p>
          </table:table-cell>
          <table:table-cell table:formula="of:=[.I13]*[.H14]/100" office:value-type="float" office:value="432.19684302503" calcext:value-type="float">
            <text:p>432.19684302503</text:p>
          </table:table-cell>
          <table:table-cell table:style-name="ce5" office:value-type="float" office:value="95.3" calcext:value-type="float">
            <text:p>95.3</text:p>
          </table:table-cell>
          <table:table-cell table:formula="of:=[.K13]*[.J14]/100" office:value-type="float" office:value="209.220477160168" calcext:value-type="float">
            <text:p>209.220477160168</text:p>
          </table:table-cell>
          <table:table-cell table:style-name="ce5" office:value-type="float" office:value="98.8" calcext:value-type="float">
            <text:p>98.8</text:p>
          </table:table-cell>
          <table:table-cell table:formula="of:=[.M13]*[.L14]/100" office:value-type="float" office:value="220.323698036425" calcext:value-type="float">
            <text:p>220.323698036425</text:p>
          </table:table-cell>
          <table:table-cell table:style-name="ce5" office:value-type="float" office:value="100.2" calcext:value-type="float">
            <text:p>100.2</text:p>
          </table:table-cell>
          <table:table-cell table:formula="of:=[.O13]*[.N14]/100" office:value-type="float" office:value="399.360872741143" calcext:value-type="float">
            <text:p>399.360872741143</text:p>
          </table:table-cell>
          <table:table-cell table:style-name="ce5" office:value-type="float" office:value="98.7" calcext:value-type="float">
            <text:p>98.7</text:p>
          </table:table-cell>
          <table:table-cell table:formula="of:=[.Q13]*[.P14]/100" office:value-type="float" office:value="247.408023797392" calcext:value-type="float">
            <text:p>247.408023797392</text:p>
          </table:table-cell>
          <table:table-cell table:style-name="ce5" office:value-type="float" office:value="88" calcext:value-type="float">
            <text:p>88</text:p>
          </table:table-cell>
          <table:table-cell table:formula="of:=[.S13]*[.R14]/100" office:value-type="float" office:value="507.338737500642" calcext:value-type="float">
            <text:p>507.338737500642</text:p>
          </table:table-cell>
          <table:table-cell table:style-name="ce5" office:value-type="float" office:value="88.3" calcext:value-type="float">
            <text:p>88.3</text:p>
          </table:table-cell>
          <table:table-cell table:formula="of:=[.U13]*[.T14]/100" office:value-type="float" office:value="40.503211908113" calcext:value-type="float">
            <text:p>40.503211908113</text:p>
          </table:table-cell>
          <table:table-cell table:style-name="ce5" office:value-type="float" office:value="88.3" calcext:value-type="float">
            <text:p>88.3</text:p>
          </table:table-cell>
          <table:table-cell table:formula="of:=[.W13]*[.V14]/100" office:value-type="float" office:value="40.503211908113" calcext:value-type="float">
            <text:p>40.503211908113</text:p>
          </table:table-cell>
          <table:table-cell table:style-name="ce5" office:value-type="float" office:value="100.7" calcext:value-type="float">
            <text:p>100.7</text:p>
          </table:table-cell>
          <table:table-cell table:formula="of:=[.Y13]*[.X14]/100" office:value-type="float" office:value="313.910588756244" calcext:value-type="float">
            <text:p>313.910588756244</text:p>
          </table:table-cell>
          <table:table-cell/>
          <table:table-cell table:style-name="ce5" office:value-type="float" office:value="102.2" calcext:value-type="float">
            <text:p>102.2</text:p>
          </table:table-cell>
          <table:table-cell table:formula="of:=[.AB13]*[.AA14]/100" office:value-type="float" office:value="263.148607983446" calcext:value-type="float">
            <text:p>263.148607983446</text:p>
          </table:table-cell>
          <table:table-cell table:number-columns-repeated="996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float" office:value="135.1" calcext:value-type="float">
            <text:p>135.1</text:p>
          </table:table-cell>
          <table:table-cell table:formula="of:=[.C14]*[.B15]/100" office:value-type="float" office:value="425.070866357985" calcext:value-type="float">
            <text:p>425.070866357985</text:p>
          </table:table-cell>
          <table:table-cell table:style-name="ce5" office:value-type="float" office:value="127.5" calcext:value-type="float">
            <text:p>127.5</text:p>
          </table:table-cell>
          <table:table-cell table:formula="of:=[.E14]*[.D15]/100" office:value-type="float" office:value="379.257823346977" calcext:value-type="float">
            <text:p>379.257823346977</text:p>
          </table:table-cell>
          <table:table-cell table:style-name="ce5" office:value-type="float" office:value="137.2" calcext:value-type="float">
            <text:p>137.2</text:p>
          </table:table-cell>
          <table:table-cell table:formula="of:=[.G14]*[.F15]/100" office:value-type="float" office:value="397.351424431036" calcext:value-type="float">
            <text:p>397.351424431036</text:p>
          </table:table-cell>
          <table:table-cell table:style-name="ce5" office:value-type="float" office:value="112.4" calcext:value-type="float">
            <text:p>112.4</text:p>
          </table:table-cell>
          <table:table-cell table:formula="of:=[.I14]*[.H15]/100" office:value-type="float" office:value="485.789251560134" calcext:value-type="float">
            <text:p>485.789251560134</text:p>
          </table:table-cell>
          <table:table-cell table:style-name="ce5" office:value-type="float" office:value="135.3" calcext:value-type="float">
            <text:p>135.3</text:p>
          </table:table-cell>
          <table:table-cell table:formula="of:=[.K14]*[.J15]/100" office:value-type="float" office:value="283.075305597708" calcext:value-type="float">
            <text:p>283.075305597708</text:p>
          </table:table-cell>
          <table:table-cell table:style-name="ce5" office:value-type="float" office:value="131.2" calcext:value-type="float">
            <text:p>131.2</text:p>
          </table:table-cell>
          <table:table-cell table:formula="of:=[.M14]*[.L15]/100" office:value-type="float" office:value="289.064691823789" calcext:value-type="float">
            <text:p>289.064691823789</text:p>
          </table:table-cell>
          <table:table-cell table:style-name="ce5" office:value-type="float" office:value="109.2" calcext:value-type="float">
            <text:p>109.2</text:p>
          </table:table-cell>
          <table:table-cell table:formula="of:=[.O14]*[.N15]/100" office:value-type="float" office:value="436.102073033328" calcext:value-type="float">
            <text:p>436.102073033328</text:p>
          </table:table-cell>
          <table:table-cell table:style-name="ce5" office:value-type="float" office:value="127.4" calcext:value-type="float">
            <text:p>127.4</text:p>
          </table:table-cell>
          <table:table-cell table:formula="of:=[.Q14]*[.P15]/100" office:value-type="float" office:value="315.197822317877" calcext:value-type="float">
            <text:p>315.197822317877</text:p>
          </table:table-cell>
          <table:table-cell table:style-name="ce5" office:value-type="float" office:value="155.9" calcext:value-type="float">
            <text:p>155.9</text:p>
          </table:table-cell>
          <table:table-cell table:formula="of:=[.S14]*[.R15]/100" office:value-type="float" office:value="790.9410917635" calcext:value-type="float">
            <text:p>790.9410917635</text:p>
          </table:table-cell>
          <table:table-cell table:style-name="ce5" office:value-type="float" office:value="89.4" calcext:value-type="float">
            <text:p>89.4</text:p>
          </table:table-cell>
          <table:table-cell table:formula="of:=[.U14]*[.T15]/100" office:value-type="float" office:value="36.209871445853" calcext:value-type="float">
            <text:p>36.209871445853</text:p>
          </table:table-cell>
          <table:table-cell table:style-name="ce5" office:value-type="float" office:value="89.4" calcext:value-type="float">
            <text:p>89.4</text:p>
          </table:table-cell>
          <table:table-cell table:formula="of:=[.W14]*[.V15]/100" office:value-type="float" office:value="36.209871445853" calcext:value-type="float">
            <text:p>36.209871445853</text:p>
          </table:table-cell>
          <table:table-cell table:style-name="ce5" office:value-type="float" office:value="126.6" calcext:value-type="float">
            <text:p>126.6</text:p>
          </table:table-cell>
          <table:table-cell table:formula="of:=[.Y14]*[.X15]/100" office:value-type="float" office:value="397.410805365405" calcext:value-type="float">
            <text:p>397.410805365405</text:p>
          </table:table-cell>
          <table:table-cell/>
          <table:table-cell table:style-name="ce5" office:value-type="float" office:value="128.9" calcext:value-type="float">
            <text:p>128.9</text:p>
          </table:table-cell>
          <table:table-cell table:formula="of:=[.AB14]*[.AA15]/100" office:value-type="float" office:value="339.198555690662" calcext:value-type="float">
            <text:p>339.198555690662</text:p>
          </table:table-cell>
          <table:table-cell table:number-columns-repeated="996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144.6" calcext:value-type="float">
            <text:p>144.6</text:p>
          </table:table-cell>
          <table:table-cell table:formula="of:=[.C15]*[.B16]/100" office:value-type="float" office:value="614.652472753646" calcext:value-type="float">
            <text:p>614.652472753646</text:p>
          </table:table-cell>
          <table:table-cell table:style-name="ce4" office:value-type="float" office:value="122.5" calcext:value-type="float">
            <text:p>122.5</text:p>
          </table:table-cell>
          <table:table-cell table:formula="of:=[.E15]*[.D16]/100" office:value-type="float" office:value="464.590833600047" calcext:value-type="float">
            <text:p>464.590833600047</text:p>
          </table:table-cell>
          <table:table-cell table:style-name="ce4" office:value-type="float" office:value="142.4" calcext:value-type="float">
            <text:p>142.4</text:p>
          </table:table-cell>
          <table:table-cell table:formula="of:=[.G15]*[.F16]/100" office:value-type="float" office:value="565.828428389796" calcext:value-type="float">
            <text:p>565.828428389796</text:p>
          </table:table-cell>
          <table:table-cell table:style-name="ce4" office:value-type="float" office:value="125" calcext:value-type="float">
            <text:p>125</text:p>
          </table:table-cell>
          <table:table-cell table:formula="of:=[.I15]*[.H16]/100" office:value-type="float" office:value="607.236564450167" calcext:value-type="float">
            <text:p>607.236564450167</text:p>
          </table:table-cell>
          <table:table-cell table:style-name="ce4" office:value-type="float" office:value="159.4" calcext:value-type="float">
            <text:p>159.4</text:p>
          </table:table-cell>
          <table:table-cell table:formula="of:=[.K15]*[.J16]/100" office:value-type="float" office:value="451.222037122746" calcext:value-type="float">
            <text:p>451.222037122746</text:p>
          </table:table-cell>
          <table:table-cell table:style-name="ce4" office:value-type="float" office:value="128.5" calcext:value-type="float">
            <text:p>128.5</text:p>
          </table:table-cell>
          <table:table-cell table:formula="of:=[.M15]*[.L16]/100" office:value-type="float" office:value="371.448128993569" calcext:value-type="float">
            <text:p>371.448128993569</text:p>
          </table:table-cell>
          <table:table-cell table:style-name="ce4" office:value-type="float" office:value="129.2" calcext:value-type="float">
            <text:p>129.2</text:p>
          </table:table-cell>
          <table:table-cell table:formula="of:=[.O15]*[.N16]/100" office:value-type="float" office:value="563.44387835906" calcext:value-type="float">
            <text:p>563.44387835906</text:p>
          </table:table-cell>
          <table:table-cell table:style-name="ce4" office:value-type="float" office:value="159.4" calcext:value-type="float">
            <text:p>159.4</text:p>
          </table:table-cell>
          <table:table-cell table:formula="of:=[.Q15]*[.P16]/100" office:value-type="float" office:value="502.425328774696" calcext:value-type="float">
            <text:p>502.425328774696</text:p>
          </table:table-cell>
          <table:table-cell table:style-name="ce4" office:value-type="float" office:value="148.2" calcext:value-type="float">
            <text:p>148.2</text:p>
          </table:table-cell>
          <table:table-cell table:formula="of:=[.S15]*[.R16]/100" office:value-type="float" office:value="1172.17469799351" calcext:value-type="float">
            <text:p>1172.17469799351</text:p>
          </table:table-cell>
          <table:table-cell office:value-type="float" office:value="166.7" calcext:value-type="float">
            <text:p>166.7</text:p>
          </table:table-cell>
          <table:table-cell table:formula="of:=[.U15]*[.T16]/100" office:value-type="float" office:value="60.361855700237" calcext:value-type="float">
            <text:p>60.361855700237</text:p>
          </table:table-cell>
          <table:table-cell office:value-type="float" office:value="166.7" calcext:value-type="float">
            <text:p>166.7</text:p>
          </table:table-cell>
          <table:table-cell table:formula="of:=[.W15]*[.V16]/100" office:value-type="float" office:value="60.361855700237" calcext:value-type="float">
            <text:p>60.361855700237</text:p>
          </table:table-cell>
          <table:table-cell office:value-type="float" office:value="147.5" calcext:value-type="float">
            <text:p>147.5</text:p>
          </table:table-cell>
          <table:table-cell table:formula="of:=[.Y15]*[.X16]/100" office:value-type="float" office:value="586.180937913972" calcext:value-type="float">
            <text:p>586.180937913972</text:p>
          </table:table-cell>
          <table:table-cell/>
          <table:table-cell office:value-type="float" office:value="157.8" calcext:value-type="float">
            <text:p>157.8</text:p>
          </table:table-cell>
          <table:table-cell table:formula="of:=[.AB15]*[.AA16]/100" office:value-type="float" office:value="535.255320879865" calcext:value-type="float">
            <text:p>535.255320879865</text:p>
          </table:table-cell>
          <table:table-cell table:number-columns-repeated="996"/>
        </table:table-row>
        <table:table-row table:style-name="ro3"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106.3" calcext:value-type="float">
            <text:p>106.3</text:p>
          </table:table-cell>
          <table:table-cell table:formula="of:=[.C16]*[.B17]/100" office:value-type="float" office:value="653.375578537126" calcext:value-type="float">
            <text:p>653.375578537126</text:p>
          </table:table-cell>
          <table:table-cell table:style-name="ce4" office:value-type="float" office:value="105" calcext:value-type="float">
            <text:p>105</text:p>
          </table:table-cell>
          <table:table-cell table:formula="of:=[.E16]*[.D17]/100" office:value-type="float" office:value="487.82037528005" calcext:value-type="float">
            <text:p>487.82037528005</text:p>
          </table:table-cell>
          <table:table-cell table:style-name="ce4" office:value-type="float" office:value="102.4" calcext:value-type="float">
            <text:p>102.4</text:p>
          </table:table-cell>
          <table:table-cell table:formula="of:=[.G16]*[.F17]/100" office:value-type="float" office:value="579.408310671151" calcext:value-type="float">
            <text:p>579.408310671151</text:p>
          </table:table-cell>
          <table:table-cell table:style-name="ce4" office:value-type="float" office:value="119" calcext:value-type="float">
            <text:p>119</text:p>
          </table:table-cell>
          <table:table-cell table:formula="of:=[.I16]*[.H17]/100" office:value-type="float" office:value="722.611511695699" calcext:value-type="float">
            <text:p>722.611511695699</text:p>
          </table:table-cell>
          <table:table-cell table:style-name="ce4" office:value-type="float" office:value="90.4" calcext:value-type="float">
            <text:p>90.4</text:p>
          </table:table-cell>
          <table:table-cell table:formula="of:=[.K16]*[.J17]/100" office:value-type="float" office:value="407.904721558962" calcext:value-type="float">
            <text:p>407.904721558962</text:p>
          </table:table-cell>
          <table:table-cell table:style-name="ce4" office:value-type="float" office:value="89.9" calcext:value-type="float">
            <text:p>89.9</text:p>
          </table:table-cell>
          <table:table-cell table:formula="of:=[.M16]*[.L17]/100" office:value-type="float" office:value="333.931867965219" calcext:value-type="float">
            <text:p>333.931867965219</text:p>
          </table:table-cell>
          <table:table-cell table:style-name="ce4" office:value-type="float" office:value="129.6" calcext:value-type="float">
            <text:p>129.6</text:p>
          </table:table-cell>
          <table:table-cell table:formula="of:=[.O16]*[.N17]/100" office:value-type="float" office:value="730.223266353342" calcext:value-type="float">
            <text:p>730.223266353342</text:p>
          </table:table-cell>
          <table:table-cell table:style-name="ce4" office:value-type="float" office:value="109.4" calcext:value-type="float">
            <text:p>109.4</text:p>
          </table:table-cell>
          <table:table-cell table:formula="of:=[.Q16]*[.P17]/100" office:value-type="float" office:value="549.653309679517" calcext:value-type="float">
            <text:p>549.653309679517</text:p>
          </table:table-cell>
          <table:table-cell table:style-name="ce4" office:value-type="float" office:value="93.5" calcext:value-type="float">
            <text:p>93.5</text:p>
          </table:table-cell>
          <table:table-cell table:formula="of:=[.S16]*[.R17]/100" office:value-type="float" office:value="1095.98334262393" calcext:value-type="float">
            <text:p>1095.98334262393</text:p>
          </table:table-cell>
          <table:table-cell office:value-type="float" office:value="71.4" calcext:value-type="float">
            <text:p>71.4</text:p>
          </table:table-cell>
          <table:table-cell table:formula="of:=[.U16]*[.T17]/100" office:value-type="float" office:value="43.0983649699692" calcext:value-type="float">
            <text:p>43.0983649699692</text:p>
          </table:table-cell>
          <table:table-cell office:value-type="float" office:value="71.4" calcext:value-type="float">
            <text:p>71.4</text:p>
          </table:table-cell>
          <table:table-cell table:formula="of:=[.W16]*[.V17]/100" office:value-type="float" office:value="43.0983649699692" calcext:value-type="float">
            <text:p>43.0983649699692</text:p>
          </table:table-cell>
          <table:table-cell office:value-type="float" office:value="107.9" calcext:value-type="float">
            <text:p>107.9</text:p>
          </table:table-cell>
          <table:table-cell table:formula="of:=[.Y16]*[.X17]/100" office:value-type="float" office:value="632.489232009176" calcext:value-type="float">
            <text:p>632.489232009176</text:p>
          </table:table-cell>
          <table:table-cell/>
          <table:table-cell office:value-type="float" office:value="103.4" calcext:value-type="float">
            <text:p>103.4</text:p>
          </table:table-cell>
          <table:table-cell table:formula="of:=[.AB16]*[.AA17]/100" office:value-type="float" office:value="553.454001789781" calcext:value-type="float">
            <text:p>553.454001789781</text:p>
          </table:table-cell>
          <table:table-cell table:number-columns-repeated="996"/>
        </table:table-row>
        <table:table-row table:style-name="ro3"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110.7" calcext:value-type="float">
            <text:p>110.7</text:p>
          </table:table-cell>
          <table:table-cell table:formula="of:=[.C17]*[.B18]/100" office:value-type="float" office:value="723.286765440599" calcext:value-type="float">
            <text:p>723.286765440599</text:p>
          </table:table-cell>
          <table:table-cell table:style-name="ce4" office:value-type="float" office:value="129.4" calcext:value-type="float">
            <text:p>129.4</text:p>
          </table:table-cell>
          <table:table-cell table:formula="of:=[.E17]*[.D18]/100" office:value-type="float" office:value="631.239565612384" calcext:value-type="float">
            <text:p>631.239565612384</text:p>
          </table:table-cell>
          <table:table-cell table:style-name="ce4" office:value-type="float" office:value="100.5" calcext:value-type="float">
            <text:p>100.5</text:p>
          </table:table-cell>
          <table:table-cell table:formula="of:=[.G17]*[.F18]/100" office:value-type="float" office:value="582.305352224507" calcext:value-type="float">
            <text:p>582.305352224507</text:p>
          </table:table-cell>
          <table:table-cell table:style-name="ce4" office:value-type="float" office:value="119.8" calcext:value-type="float">
            <text:p>119.8</text:p>
          </table:table-cell>
          <table:table-cell table:formula="of:=[.I17]*[.H18]/100" office:value-type="float" office:value="865.688591011448" calcext:value-type="float">
            <text:p>865.688591011448</text:p>
          </table:table-cell>
          <table:table-cell table:style-name="ce4" office:value-type="float" office:value="121.2" calcext:value-type="float">
            <text:p>121.2</text:p>
          </table:table-cell>
          <table:table-cell table:formula="of:=[.K17]*[.J18]/100" office:value-type="float" office:value="494.380522529463" calcext:value-type="float">
            <text:p>494.380522529463</text:p>
          </table:table-cell>
          <table:table-cell table:style-name="ce4" office:value-type="float" office:value="156.4" calcext:value-type="float">
            <text:p>156.4</text:p>
          </table:table-cell>
          <table:table-cell table:formula="of:=[.M17]*[.L18]/100" office:value-type="float" office:value="522.269441497602" calcext:value-type="float">
            <text:p>522.269441497602</text:p>
          </table:table-cell>
          <table:table-cell table:style-name="ce4" office:value-type="float" office:value="120.6" calcext:value-type="float">
            <text:p>120.6</text:p>
          </table:table-cell>
          <table:table-cell table:formula="of:=[.O17]*[.N18]/100" office:value-type="float" office:value="880.64925922213" calcext:value-type="float">
            <text:p>880.64925922213</text:p>
          </table:table-cell>
          <table:table-cell table:style-name="ce4" office:value-type="float" office:value="103.9" calcext:value-type="float">
            <text:p>103.9</text:p>
          </table:table-cell>
          <table:table-cell table:formula="of:=[.Q17]*[.P18]/100" office:value-type="float" office:value="571.089788757019" calcext:value-type="float">
            <text:p>571.089788757019</text:p>
          </table:table-cell>
          <table:table-cell table:style-name="ce4" office:value-type="float" office:value="134.5" calcext:value-type="float">
            <text:p>134.5</text:p>
          </table:table-cell>
          <table:table-cell table:formula="of:=[.S17]*[.R18]/100" office:value-type="float" office:value="1474.09759582918" calcext:value-type="float">
            <text:p>1474.09759582918</text:p>
          </table:table-cell>
          <table:table-cell office:value-type="float" office:value="124.7" calcext:value-type="float">
            <text:p>124.7</text:p>
          </table:table-cell>
          <table:table-cell table:formula="of:=[.U17]*[.T18]/100" office:value-type="float" office:value="53.7436611175516" calcext:value-type="float">
            <text:p>53.7436611175516</text:p>
          </table:table-cell>
          <table:table-cell office:value-type="float" office:value="124.7" calcext:value-type="float">
            <text:p>124.7</text:p>
          </table:table-cell>
          <table:table-cell table:formula="of:=[.W17]*[.V18]/100" office:value-type="float" office:value="53.7436611175516" calcext:value-type="float">
            <text:p>53.7436611175516</text:p>
          </table:table-cell>
          <table:table-cell office:value-type="float" office:value="108.2" calcext:value-type="float">
            <text:p>108.2</text:p>
          </table:table-cell>
          <table:table-cell table:formula="of:=[.Y17]*[.X18]/100" office:value-type="float" office:value="684.353349033928" calcext:value-type="float">
            <text:p>684.353349033928</text:p>
          </table:table-cell>
          <table:table-cell/>
          <table:table-cell office:value-type="float" office:value="106.5" calcext:value-type="float">
            <text:p>106.5</text:p>
          </table:table-cell>
          <table:table-cell table:formula="of:=[.AB17]*[.AA18]/100" office:value-type="float" office:value="589.428511906116" calcext:value-type="float">
            <text:p>589.428511906116</text:p>
          </table:table-cell>
          <table:table-cell table:number-columns-repeated="996"/>
        </table:table-row>
        <table:table-row table:style-name="ro3"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114.1" calcext:value-type="float">
            <text:p>114.1</text:p>
          </table:table-cell>
          <table:table-cell table:formula="of:=[.C18]*[.B19]/100" office:value-type="float" office:value="825.270199367723" calcext:value-type="float">
            <text:p>825.270199367723</text:p>
          </table:table-cell>
          <table:table-cell table:style-name="ce4" office:value-type="float" office:value="109.4" calcext:value-type="float">
            <text:p>109.4</text:p>
          </table:table-cell>
          <table:table-cell table:formula="of:=[.E18]*[.D19]/100" office:value-type="float" office:value="690.576084779948" calcext:value-type="float">
            <text:p>690.576084779948</text:p>
          </table:table-cell>
          <table:table-cell table:style-name="ce4" office:value-type="float" office:value="111.2" calcext:value-type="float">
            <text:p>111.2</text:p>
          </table:table-cell>
          <table:table-cell table:formula="of:=[.G18]*[.F19]/100" office:value-type="float" office:value="647.523551673651" calcext:value-type="float">
            <text:p>647.523551673651</text:p>
          </table:table-cell>
          <table:table-cell table:style-name="ce4" office:value-type="float" office:value="109.4" calcext:value-type="float">
            <text:p>109.4</text:p>
          </table:table-cell>
          <table:table-cell table:formula="of:=[.I18]*[.H19]/100" office:value-type="float" office:value="947.063318566524" calcext:value-type="float">
            <text:p>947.063318566524</text:p>
          </table:table-cell>
          <table:table-cell table:style-name="ce4" office:value-type="float" office:value="90.5" calcext:value-type="float">
            <text:p>90.5</text:p>
          </table:table-cell>
          <table:table-cell table:formula="of:=[.K18]*[.J19]/100" office:value-type="float" office:value="447.414372889164" calcext:value-type="float">
            <text:p>447.414372889164</text:p>
          </table:table-cell>
          <table:table-cell table:style-name="ce4" office:value-type="float" office:value="104.3" calcext:value-type="float">
            <text:p>104.3</text:p>
          </table:table-cell>
          <table:table-cell table:formula="of:=[.M18]*[.L19]/100" office:value-type="float" office:value="544.727027481999" calcext:value-type="float">
            <text:p>544.727027481999</text:p>
          </table:table-cell>
          <table:table-cell table:style-name="ce4" office:value-type="float" office:value="110" calcext:value-type="float">
            <text:p>110</text:p>
          </table:table-cell>
          <table:table-cell table:formula="of:=[.O18]*[.N19]/100" office:value-type="float" office:value="968.714185144343" calcext:value-type="float">
            <text:p>968.714185144343</text:p>
          </table:table-cell>
          <table:table-cell table:style-name="ce4" office:value-type="float" office:value="102.4" calcext:value-type="float">
            <text:p>102.4</text:p>
          </table:table-cell>
          <table:table-cell table:formula="of:=[.Q18]*[.P19]/100" office:value-type="float" office:value="584.795943687187" calcext:value-type="float">
            <text:p>584.795943687187</text:p>
          </table:table-cell>
          <table:table-cell table:style-name="ce4" office:value-type="float" office:value="83" calcext:value-type="float">
            <text:p>83</text:p>
          </table:table-cell>
          <table:table-cell table:formula="of:=[.S18]*[.R19]/100" office:value-type="float" office:value="1223.50100453822" calcext:value-type="float">
            <text:p>1223.50100453822</text:p>
          </table:table-cell>
          <table:table-cell office:value-type="float" office:value="127.8" calcext:value-type="float">
            <text:p>127.8</text:p>
          </table:table-cell>
          <table:table-cell table:formula="of:=[.U18]*[.T19]/100" office:value-type="float" office:value="68.6843989082309" calcext:value-type="float">
            <text:p>68.6843989082309</text:p>
          </table:table-cell>
          <table:table-cell office:value-type="float" office:value="127.8" calcext:value-type="float">
            <text:p>127.8</text:p>
          </table:table-cell>
          <table:table-cell table:formula="of:=[.W18]*[.V19]/100" office:value-type="float" office:value="68.6843989082309" calcext:value-type="float">
            <text:p>68.6843989082309</text:p>
          </table:table-cell>
          <table:table-cell office:value-type="float" office:value="104.7" calcext:value-type="float">
            <text:p>104.7</text:p>
          </table:table-cell>
          <table:table-cell table:formula="of:=[.Y18]*[.X19]/100" office:value-type="float" office:value="716.517956438523" calcext:value-type="float">
            <text:p>716.517956438523</text:p>
          </table:table-cell>
          <table:table-cell/>
          <table:table-cell office:value-type="float" office:value="105.6" calcext:value-type="float">
            <text:p>105.6</text:p>
          </table:table-cell>
          <table:table-cell table:formula="of:=[.AB18]*[.AA19]/100" office:value-type="float" office:value="622.436508572859" calcext:value-type="float">
            <text:p>622.436508572859</text:p>
          </table:table-cell>
          <table:table-cell table:number-columns-repeated="996"/>
        </table:table-row>
        <table:table-row table:style-name="ro1" table:number-rows-repeated="2">
          <table:table-cell table:style-name="ce2" table:number-columns-repeated="25"/>
          <table:table-cell/>
          <table:table-cell table:style-name="ce2" table:number-columns-repeated="2"/>
          <table:table-cell table:number-columns-repeated="996"/>
        </table:table-row>
        <table:table-row table:style-name="ro4">
          <table:table-cell table:style-name="ce3" office:value-type="string" calcext:value-type="string">
            <text:p>рік</text:p>
          </table:table-cell>
          <table:table-cell table:style-name="ce3" office:value-type="string" calcext:value-type="string">
            <text:p>хліб і хлібо-продукти</text:p>
          </table:table-cell>
          <table:table-cell table:style-name="ce3" office:value-type="string" calcext:value-type="string">
            <text:p>м’ясо і м’ясо-продукти</text:p>
          </table:table-cell>
          <table:table-cell table:style-name="ce3" office:value-type="string" calcext:value-type="string">
            <text:p>риба і рибо-продукти</text:p>
          </table:table-cell>
          <table:table-cell table:style-name="ce3" office:value-type="string" calcext:value-type="string">
            <text:p>молоко, сир</text:p>
          </table:table-cell>
          <table:table-cell table:style-name="ce3" office:value-type="string" calcext:value-type="string">
            <text:p>яйця</text:p>
          </table:table-cell>
          <table:table-cell table:style-name="ce3" office:value-type="string" calcext:value-type="string">
            <text:p>сало та інші тваринні жир</text:p>
          </table:table-cell>
          <table:table-cell table:style-name="ce3" office:value-type="string" calcext:value-type="string">
            <text:p>масло</text:p>
          </table:table-cell>
          <table:table-cell table:style-name="ce3" office:value-type="string" calcext:value-type="string">
            <text:p>олія та інші рослинні жири</text:p>
          </table:table-cell>
          <table:table-cell table:style-name="ce3" office:value-type="string" calcext:value-type="string">
            <text:p>фрукти</text:p>
          </table:table-cell>
          <table:table-cell table:style-name="ce3" office:value-type="string" calcext:value-type="string">
            <text:p>овочі, без картоплі</text:p>
          </table:table-cell>
          <table:table-cell table:style-name="ce3" office:value-type="string" calcext:value-type="string">
            <text:p>картопля</text:p>
          </table:table-cell>
          <table:table-cell table:style-name="ce3" office:value-type="string" calcext:value-type="string">
            <text:p>цукор, джем,мед, <text:s/>сироп, шоколад та конд. Вироби</text:p>
          </table:table-cell>
          <table:table-cell table:style-name="ce3" office:value-type="string" calcext:value-type="string">
            <text:p>інші продукти харчування</text:p>
          </table:table-cell>
          <table:table-cell table:style-name="ce3" office:value-type="string" calcext:value-type="string">
            <text:p>Без-алкогольні напої</text:p>
          </table:table-cell>
          <table:table-cell table:style-name="ce3" office:value-type="string" calcext:value-type="string">
            <text:p>харчування поза домом</text:p>
          </table:table-cell>
          <table:table-cell table:style-name="ce3" office:value-type="string" calcext:value-type="string">
            <text:p>Грошові витрати на харчування</text:p>
          </table:table-cell>
          <table:table-cell table:style-name="ce3" office:value-type="string" calcext:value-type="string">
            <text:p>Загальні грошові витрати домогосподарства</text:p>
          </table:table-cell>
          <table:table-cell table:style-name="ce2" table:number-columns-repeated="7"/>
          <table:table-cell/>
          <table:table-cell table:style-name="ce2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" table:number-columns-repeated="7"/>
          <table:table-cell/>
          <table:table-cell table:style-name="ce2" table:number-columns-repeated="2"/>
          <table:table-cell table:number-columns-repeated="99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9.31" calcext:value-type="float">
            <text:p>59.31</text:p>
          </table:table-cell>
          <table:table-cell table:style-name="Default" office:value-type="float" office:value="55.13" calcext:value-type="float">
            <text:p>55.13</text:p>
          </table:table-cell>
          <table:table-cell office:value-type="float" office:value="19.78" calcext:value-type="float">
            <text:p>19.78</text:p>
          </table:table-cell>
          <table:table-cell table:style-name="Default" office:value-type="float" office:value="24.77" calcext:value-type="float">
            <text:p>24.77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12.15" calcext:value-type="float">
            <text:p>12.15</text:p>
          </table:table-cell>
          <table:table-cell office:value-type="float" office:value="5.78" calcext:value-type="float">
            <text:p>5.78</text:p>
          </table:table-cell>
          <table:table-cell table:style-name="Default" office:value-type="float" office:value="20.61" calcext:value-type="float">
            <text:p>20.61</text:p>
          </table:table-cell>
          <table:table-cell office:value-type="float" office:value="12.47" calcext:value-type="float">
            <text:p>12.47</text:p>
          </table:table-cell>
          <table:table-cell table:style-name="Default" office:value-type="float" office:value="17.16" calcext:value-type="float">
            <text:p>17.16</text:p>
          </table:table-cell>
          <table:table-cell office:value-type="float" office:value="9.35" calcext:value-type="float">
            <text:p>9.35</text:p>
          </table:table-cell>
          <table:table-cell table:style-name="Default" office:value-type="float" office:value="32.07" calcext:value-type="float">
            <text:p>32.07</text:p>
          </table:table-cell>
          <table:table-cell office:value-type="float" office:value="6.8" calcext:value-type="float">
            <text:p>6.8</text:p>
          </table:table-cell>
          <table:table-cell table:style-name="Default" office:value-type="float" office:value="11.26" calcext:value-type="float">
            <text:p>11.26</text:p>
          </table:table-cell>
          <table:table-cell office:value-type="float" office:value="7.14" calcext:value-type="float">
            <text:p>7.14</text:p>
          </table:table-cell>
          <table:table-cell table:style-name="Default" office:value-type="float" office:value="301.18" calcext:value-type="float">
            <text:p>301.18</text:p>
          </table:table-cell>
          <table:table-cell office:value-type="float" office:value="498.7" calcext:value-type="float">
            <text:p>498.7</text:p>
          </table:table-cell>
          <table:table-cell table:style-name="ce2" table:number-columns-repeated="7"/>
          <table:table-cell/>
          <table:table-cell table:style-name="ce2" table:number-columns-repeated="2"/>
          <table:table-cell table:number-columns-repeated="99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6.44" calcext:value-type="float">
            <text:p>66.44</text:p>
          </table:table-cell>
          <table:table-cell table:style-name="Default" office:value-type="float" office:value="64.05" calcext:value-type="float">
            <text:p>64.05</text:p>
          </table:table-cell>
          <table:table-cell office:value-type="float" office:value="21.71" calcext:value-type="float">
            <text:p>21.71</text:p>
          </table:table-cell>
          <table:table-cell table:style-name="Default" office:value-type="float" office:value="25.61" calcext:value-type="float">
            <text:p>25.61</text:p>
          </table:table-cell>
          <table:table-cell office:value-type="float" office:value="9.05" calcext:value-type="float">
            <text:p>9.05</text:p>
          </table:table-cell>
          <table:table-cell table:style-name="Default" office:value-type="float" office:value="10.82" calcext:value-type="float">
            <text:p>10.82</text:p>
          </table:table-cell>
          <table:table-cell office:value-type="float" office:value="7.87" calcext:value-type="float">
            <text:p>7.87</text:p>
          </table:table-cell>
          <table:table-cell table:style-name="Default" office:value-type="float" office:value="19.13" calcext:value-type="float">
            <text:p>19.13</text:p>
          </table:table-cell>
          <table:table-cell office:value-type="float" office:value="13.93" calcext:value-type="float">
            <text:p>13.93</text:p>
          </table:table-cell>
          <table:table-cell table:style-name="Default" office:value-type="float" office:value="20.69" calcext:value-type="float">
            <text:p>20.69</text:p>
          </table:table-cell>
          <table:table-cell office:value-type="float" office:value="10.94" calcext:value-type="float">
            <text:p>10.94</text:p>
          </table:table-cell>
          <table:table-cell table:style-name="Default" office:value-type="float" office:value="34.91" calcext:value-type="float">
            <text:p>34.91</text:p>
          </table:table-cell>
          <table:table-cell office:value-type="float" office:value="10.66" calcext:value-type="float">
            <text:p>10.66</text:p>
          </table:table-cell>
          <table:table-cell table:style-name="Default" office:value-type="float" office:value="16.02" calcext:value-type="float">
            <text:p>16.02</text:p>
          </table:table-cell>
          <table:table-cell office:value-type="float" office:value="9.67" calcext:value-type="float">
            <text:p>9.67</text:p>
          </table:table-cell>
          <table:table-cell table:style-name="Default" office:value-type="float" office:value="341.5" calcext:value-type="float">
            <text:p>341.5</text:p>
          </table:table-cell>
          <table:table-cell office:value-type="float" office:value="569.83" calcext:value-type="float">
            <text:p>569.83</text:p>
          </table:table-cell>
          <table:table-cell table:style-name="ce2" table:number-columns-repeated="7"/>
          <table:table-cell/>
          <table:table-cell table:style-name="ce2" table:number-columns-repeated="2"/>
          <table:table-cell table:number-columns-repeated="99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4.71" calcext:value-type="float">
            <text:p>84.71</text:p>
          </table:table-cell>
          <table:table-cell table:style-name="Default" office:value-type="float" office:value="89.74" calcext:value-type="float">
            <text:p>89.74</text:p>
          </table:table-cell>
          <table:table-cell office:value-type="float" office:value="30.22" calcext:value-type="float">
            <text:p>30.22</text:p>
          </table:table-cell>
          <table:table-cell table:style-name="Default" office:value-type="float" office:value="31.73" calcext:value-type="float">
            <text:p>31.73</text:p>
          </table:table-cell>
          <table:table-cell office:value-type="float" office:value="11.34" calcext:value-type="float">
            <text:p>11.34</text:p>
          </table:table-cell>
          <table:table-cell table:style-name="Default" office:value-type="float" office:value="14.78" calcext:value-type="float">
            <text:p>14.78</text:p>
          </table:table-cell>
          <table:table-cell office:value-type="float" office:value="10.01" calcext:value-type="float">
            <text:p>10.01</text:p>
          </table:table-cell>
          <table:table-cell table:style-name="Default" office:value-type="float" office:value="23.73" calcext:value-type="float">
            <text:p>23.73</text:p>
          </table:table-cell>
          <table:table-cell office:value-type="float" office:value="17.83" calcext:value-type="float">
            <text:p>17.83</text:p>
          </table:table-cell>
          <table:table-cell table:style-name="Default" office:value-type="float" office:value="22.16" calcext:value-type="float">
            <text:p>22.16</text:p>
          </table:table-cell>
          <table:table-cell office:value-type="float" office:value="8.75" calcext:value-type="float">
            <text:p>8.75</text:p>
          </table:table-cell>
          <table:table-cell table:style-name="Default" office:value-type="float" office:value="40.47" calcext:value-type="float">
            <text:p>40.47</text:p>
          </table:table-cell>
          <table:table-cell office:value-type="float" office:value="13.27" calcext:value-type="float">
            <text:p>13.27</text:p>
          </table:table-cell>
          <table:table-cell table:style-name="Default" office:value-type="float" office:value="21.07" calcext:value-type="float">
            <text:p>21.07</text:p>
          </table:table-cell>
          <table:table-cell office:value-type="float" office:value="13.02" calcext:value-type="float">
            <text:p>13.02</text:p>
          </table:table-cell>
          <table:table-cell table:style-name="Default" office:value-type="float" office:value="432.83" calcext:value-type="float">
            <text:p>432.83</text:p>
          </table:table-cell>
          <table:table-cell office:value-type="float" office:value="719.58" calcext:value-type="float">
            <text:p>719.58</text:p>
          </table:table-cell>
          <table:table-cell table:style-name="ce2" table:number-columns-repeated="7"/>
          <table:table-cell/>
          <table:table-cell table:style-name="ce2" table:number-columns-repeated="2"/>
          <table:table-cell table:number-columns-repeated="99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7.99" calcext:value-type="float">
            <text:p>87.99</text:p>
          </table:table-cell>
          <table:table-cell table:style-name="Default" office:value-type="float" office:value="138.91" calcext:value-type="float">
            <text:p>138.91</text:p>
          </table:table-cell>
          <table:table-cell office:value-type="float" office:value="46.61" calcext:value-type="float">
            <text:p>46.61</text:p>
          </table:table-cell>
          <table:table-cell table:style-name="Default" office:value-type="float" office:value="45.12" calcext:value-type="float">
            <text:p>45.12</text:p>
          </table:table-cell>
          <table:table-cell office:value-type="float" office:value="15.24" calcext:value-type="float">
            <text:p>15.24</text:p>
          </table:table-cell>
          <table:table-cell table:style-name="Default" office:value-type="float" office:value="21.18" calcext:value-type="float">
            <text:p>21.18</text:p>
          </table:table-cell>
          <table:table-cell office:value-type="float" office:value="13.01" calcext:value-type="float">
            <text:p>13.01</text:p>
          </table:table-cell>
          <table:table-cell table:style-name="Default" office:value-type="float" office:value="28.29" calcext:value-type="float">
            <text:p>28.29</text:p>
          </table:table-cell>
          <table:table-cell office:value-type="float" office:value="27.75" calcext:value-type="float">
            <text:p>27.75</text:p>
          </table:table-cell>
          <table:table-cell table:style-name="Default" office:value-type="float" office:value="33.81" calcext:value-type="float">
            <text:p>33.81</text:p>
          </table:table-cell>
          <table:table-cell office:value-type="float" office:value="13.25" calcext:value-type="float">
            <text:p>13.25</text:p>
          </table:table-cell>
          <table:table-cell table:style-name="Default" office:value-type="float" office:value="53.02" calcext:value-type="float">
            <text:p>53.02</text:p>
          </table:table-cell>
          <table:table-cell office:value-type="float" office:value="16.76" calcext:value-type="float">
            <text:p>16.76</text:p>
          </table:table-cell>
          <table:table-cell table:style-name="Default" office:value-type="float" office:value="29.59" calcext:value-type="float">
            <text:p>29.59</text:p>
          </table:table-cell>
          <table:table-cell office:value-type="float" office:value="18.99" calcext:value-type="float">
            <text:p>18.99</text:p>
          </table:table-cell>
          <table:table-cell table:style-name="Default" office:value-type="float" office:value="589.52" calcext:value-type="float">
            <text:p>589.52</text:p>
          </table:table-cell>
          <table:table-cell office:value-type="float" office:value="977.82" calcext:value-type="float">
            <text:p>977.82</text:p>
          </table:table-cell>
          <table:table-cell table:style-name="ce2" table:number-columns-repeated="7"/>
          <table:table-cell/>
          <table:table-cell table:style-name="ce2" table:number-columns-repeated="2"/>
          <table:table-cell table:number-columns-repeated="99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3.37" calcext:value-type="float">
            <text:p>93.37</text:p>
          </table:table-cell>
          <table:table-cell table:style-name="Default" office:value-type="float" office:value="157.79" calcext:value-type="float">
            <text:p>157.79</text:p>
          </table:table-cell>
          <table:table-cell office:value-type="float" office:value="53.06" calcext:value-type="float">
            <text:p>53.06</text:p>
          </table:table-cell>
          <table:table-cell table:style-name="Default" office:value-type="float" office:value="51.53" calcext:value-type="float">
            <text:p>51.53</text:p>
          </table:table-cell>
          <table:table-cell office:value-type="float" office:value="12.16" calcext:value-type="float">
            <text:p>12.16</text:p>
          </table:table-cell>
          <table:table-cell table:style-name="Default" office:value-type="float" office:value="19.08" calcext:value-type="float">
            <text:p>19.08</text:p>
          </table:table-cell>
          <table:table-cell office:value-type="float" office:value="14.27" calcext:value-type="float">
            <text:p>14.27</text:p>
          </table:table-cell>
          <table:table-cell table:style-name="Default" office:value-type="float" office:value="25.16" calcext:value-type="float">
            <text:p>25.16</text:p>
          </table:table-cell>
          <table:table-cell office:value-type="float" office:value="36.42" calcext:value-type="float">
            <text:p>36.42</text:p>
          </table:table-cell>
          <table:table-cell table:style-name="Default" office:value-type="float" office:value="37.65" calcext:value-type="float">
            <text:p>37.65</text:p>
          </table:table-cell>
          <table:table-cell office:value-type="float" office:value="20.39" calcext:value-type="float">
            <text:p>20.39</text:p>
          </table:table-cell>
          <table:table-cell table:style-name="Default" office:value-type="float" office:value="58.5" calcext:value-type="float">
            <text:p>58.5</text:p>
          </table:table-cell>
          <table:table-cell office:value-type="float" office:value="17.93" calcext:value-type="float">
            <text:p>17.93</text:p>
          </table:table-cell>
          <table:table-cell table:style-name="Default" office:value-type="float" office:value="34.72" calcext:value-type="float">
            <text:p>34.72</text:p>
          </table:table-cell>
          <table:table-cell office:value-type="float" office:value="25.14" calcext:value-type="float">
            <text:p>25.14</text:p>
          </table:table-cell>
          <table:table-cell table:style-name="Default" office:value-type="float" office:value="657.17" calcext:value-type="float">
            <text:p>657.17</text:p>
          </table:table-cell>
          <table:table-cell office:value-type="float" office:value="1150.08" calcext:value-type="float">
            <text:p>1150.08</text:p>
          </table:table-cell>
          <table:table-cell table:style-name="ce2" table:number-columns-repeated="7"/>
          <table:table-cell/>
          <table:table-cell table:style-name="ce2" table:number-columns-repeated="2"/>
          <table:table-cell table:number-columns-repeated="99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9.3" calcext:value-type="float">
            <text:p>109.3</text:p>
          </table:table-cell>
          <table:table-cell table:style-name="Default" office:value-type="float" office:value="186.21" calcext:value-type="float">
            <text:p>186.21</text:p>
          </table:table-cell>
          <table:table-cell office:value-type="float" office:value="58.92" calcext:value-type="float">
            <text:p>58.92</text:p>
          </table:table-cell>
          <table:table-cell table:style-name="Default" office:value-type="float" office:value="65.76" calcext:value-type="float">
            <text:p>65.76</text:p>
          </table:table-cell>
          <table:table-cell office:value-type="float" office:value="16.28" calcext:value-type="float">
            <text:p>16.28</text:p>
          </table:table-cell>
          <table:table-cell table:style-name="Default" office:value-type="float" office:value="15.74" calcext:value-type="float">
            <text:p>15.74</text:p>
          </table:table-cell>
          <table:table-cell office:value-type="float" office:value="17.47" calcext:value-type="float">
            <text:p>17.47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48.76" calcext:value-type="float">
            <text:p>48.76</text:p>
          </table:table-cell>
          <table:table-cell table:style-name="Default" office:value-type="float" office:value="47.36" calcext:value-type="float">
            <text:p>47.36</text:p>
          </table:table-cell>
          <table:table-cell office:value-type="float" office:value="20.73" calcext:value-type="float">
            <text:p>20.73</text:p>
          </table:table-cell>
          <table:table-cell table:style-name="Default" office:value-type="float" office:value="58.1" calcext:value-type="float">
            <text:p>58.1</text:p>
          </table:table-cell>
          <table:table-cell office:value-type="float" office:value="20.26" calcext:value-type="float">
            <text:p>20.26</text:p>
          </table:table-cell>
          <table:table-cell table:style-name="Default" office:value-type="float" office:value="43.18" calcext:value-type="float">
            <text:p>43.18</text:p>
          </table:table-cell>
          <table:table-cell office:value-type="float" office:value="30.96" calcext:value-type="float">
            <text:p>30.96</text:p>
          </table:table-cell>
          <table:table-cell table:style-name="Default" office:value-type="float" office:value="770.48" calcext:value-type="float">
            <text:p>770.48</text:p>
          </table:table-cell>
          <table:table-cell office:value-type="float" office:value="1377.8" calcext:value-type="float">
            <text:p>1377.8</text:p>
          </table:table-cell>
          <table:table-cell table:style-name="ce2" table:number-columns-repeated="7"/>
          <table:table-cell/>
          <table:table-cell table:style-name="ce2" table:number-columns-repeated="2"/>
          <table:table-cell table:number-columns-repeated="99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6.88" calcext:value-type="float">
            <text:p>156.88</text:p>
          </table:table-cell>
          <table:table-cell table:style-name="Default" office:value-type="float" office:value="275.7" calcext:value-type="float">
            <text:p>275.7</text:p>
          </table:table-cell>
          <table:table-cell office:value-type="float" office:value="86.66" calcext:value-type="float">
            <text:p>86.66</text:p>
          </table:table-cell>
          <table:table-cell table:style-name="Default" office:value-type="float" office:value="94.14" calcext:value-type="float">
            <text:p>94.14</text:p>
          </table:table-cell>
          <table:table-cell office:value-type="float" office:value="23.12" calcext:value-type="float">
            <text:p>23.12</text:p>
          </table:table-cell>
          <table:table-cell table:style-name="Default" office:value-type="float" office:value="28.75" calcext:value-type="float">
            <text:p>28.75</text:p>
          </table:table-cell>
          <table:table-cell office:value-type="float" office:value="25.37" calcext:value-type="float">
            <text:p>25.37</text:p>
          </table:table-cell>
          <table:table-cell table:style-name="Default" office:value-type="float" office:value="53.1" calcext:value-type="float">
            <text:p>53.1</text:p>
          </table:table-cell>
          <table:table-cell office:value-type="float" office:value="71.47" calcext:value-type="float">
            <text:p>71.47</text:p>
          </table:table-cell>
          <table:table-cell table:style-name="Default" office:value-type="float" office:value="71.34" calcext:value-type="float">
            <text:p>71.34</text:p>
          </table:table-cell>
          <table:table-cell office:value-type="float" office:value="26.35" calcext:value-type="float">
            <text:p>26.35</text:p>
          </table:table-cell>
          <table:table-cell table:style-name="Default" office:value-type="float" office:value="78.66" calcext:value-type="float">
            <text:p>78.66</text:p>
          </table:table-cell>
          <table:table-cell office:value-type="float" office:value="30.25" calcext:value-type="float">
            <text:p>30.25</text:p>
          </table:table-cell>
          <table:table-cell table:style-name="Default" office:value-type="float" office:value="59.37" calcext:value-type="float">
            <text:p>59.37</text:p>
          </table:table-cell>
          <table:table-cell office:value-type="float" office:value="48.51" calcext:value-type="float">
            <text:p>48.51</text:p>
          </table:table-cell>
          <table:table-cell table:style-name="Default" office:value-type="float" office:value="1129.67" calcext:value-type="float">
            <text:p>1129.67</text:p>
          </table:table-cell>
          <table:table-cell office:value-type="float" office:value="2015.78" calcext:value-type="float">
            <text:p>2015.78</text:p>
          </table:table-cell>
          <table:table-cell table:style-name="ce2" table:number-columns-repeated="7"/>
          <table:table-cell/>
          <table:table-cell table:style-name="ce2" table:number-columns-repeated="2"/>
          <table:table-cell table:number-columns-repeated="99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1.93" calcext:value-type="float">
            <text:p>181.93</text:p>
          </table:table-cell>
          <table:table-cell table:style-name="Default" office:value-type="float" office:value="278.89" calcext:value-type="float">
            <text:p>278.89</text:p>
          </table:table-cell>
          <table:table-cell office:value-type="float" office:value="88.39" calcext:value-type="float">
            <text:p>88.39</text:p>
          </table:table-cell>
          <table:table-cell table:style-name="Default" office:value-type="float" office:value="104.15" calcext:value-type="float">
            <text:p>104.15</text:p>
          </table:table-cell>
          <table:table-cell office:value-type="float" office:value="25.04" calcext:value-type="float">
            <text:p>25.04</text:p>
          </table:table-cell>
          <table:table-cell table:style-name="Default" office:value-type="float" office:value="32.45" calcext:value-type="float">
            <text:p>32.45</text:p>
          </table:table-cell>
          <table:table-cell office:value-type="float" office:value="32.45" calcext:value-type="float">
            <text:p>32.45</text:p>
          </table:table-cell>
          <table:table-cell table:style-name="Default" office:value-type="float" office:value="45.22" calcext:value-type="float">
            <text:p>45.22</text:p>
          </table:table-cell>
          <table:table-cell office:value-type="float" office:value="76.43" calcext:value-type="float">
            <text:p>76.43</text:p>
          </table:table-cell>
          <table:table-cell table:style-name="Default" office:value-type="float" office:value="68.93" calcext:value-type="float">
            <text:p>68.93</text:p>
          </table:table-cell>
          <table:table-cell office:value-type="float" office:value="26.14" calcext:value-type="float">
            <text:p>26.14</text:p>
          </table:table-cell>
          <table:table-cell table:style-name="Default" office:value-type="float" office:value="93.23" calcext:value-type="float">
            <text:p>93.23</text:p>
          </table:table-cell>
          <table:table-cell office:value-type="float" office:value="34.33" calcext:value-type="float">
            <text:p>34.33</text:p>
          </table:table-cell>
          <table:table-cell table:style-name="Default" office:value-type="float" office:value="68.99" calcext:value-type="float">
            <text:p>68.99</text:p>
          </table:table-cell>
          <table:table-cell office:value-type="float" office:value="48.56" calcext:value-type="float">
            <text:p>48.56</text:p>
          </table:table-cell>
          <table:table-cell table:style-name="Default" office:value-type="float" office:value="1205.13" calcext:value-type="float">
            <text:p>1205.13</text:p>
          </table:table-cell>
          <table:table-cell office:value-type="float" office:value="2160.19" calcext:value-type="float">
            <text:p>2160.19</text:p>
          </table:table-cell>
          <table:table-cell table:style-name="Default" table:number-columns-repeated="100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5.97" calcext:value-type="float">
            <text:p>205.97</text:p>
          </table:table-cell>
          <table:table-cell table:style-name="Default" office:value-type="float" office:value="308.32" calcext:value-type="float">
            <text:p>308.32</text:p>
          </table:table-cell>
          <table:table-cell office:value-type="float" office:value="92.03" calcext:value-type="float">
            <text:p>92.03</text:p>
          </table:table-cell>
          <table:table-cell table:style-name="Default" office:value-type="float" office:value="131.78" calcext:value-type="float">
            <text:p>131.78</text:p>
          </table:table-cell>
          <table:table-cell office:value-type="float" office:value="27.82" calcext:value-type="float">
            <text:p>27.82</text:p>
          </table:table-cell>
          <table:table-cell table:style-name="Default" office:value-type="float" office:value="30.73" calcext:value-type="float">
            <text:p>30.73</text:p>
          </table:table-cell>
          <table:table-cell office:value-type="float" office:value="41.09" calcext:value-type="float">
            <text:p>41.09</text:p>
          </table:table-cell>
          <table:table-cell table:style-name="Default" office:value-type="float" office:value="50.07" calcext:value-type="float">
            <text:p>50.07</text:p>
          </table:table-cell>
          <table:table-cell office:value-type="float" office:value="85.96" calcext:value-type="float">
            <text:p>85.96</text:p>
          </table:table-cell>
          <table:table-cell table:style-name="Default" office:value-type="float" office:value="87.59" calcext:value-type="float">
            <text:p>87.59</text:p>
          </table:table-cell>
          <table:table-cell office:value-type="float" office:value="40.63" calcext:value-type="float">
            <text:p>40.63</text:p>
          </table:table-cell>
          <table:table-cell table:style-name="Default" office:value-type="float" office:value="118.73" calcext:value-type="float">
            <text:p>118.73</text:p>
          </table:table-cell>
          <table:table-cell office:value-type="float" office:value="32.54" calcext:value-type="float">
            <text:p>32.54</text:p>
          </table:table-cell>
          <table:table-cell table:style-name="Default" office:value-type="float" office:value="75.69" calcext:value-type="float">
            <text:p>75.69</text:p>
          </table:table-cell>
          <table:table-cell office:value-type="float" office:value="53.83" calcext:value-type="float">
            <text:p>53.83</text:p>
          </table:table-cell>
          <table:table-cell table:style-name="Default" office:value-type="float" office:value="1382.78" calcext:value-type="float">
            <text:p>1382.78</text:p>
          </table:table-cell>
          <table:table-cell office:value-type="float" office:value="2474.51" calcext:value-type="float">
            <text:p>2474.51</text:p>
          </table:table-cell>
          <table:table-cell table:style-name="Default" table:number-columns-repeated="100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1.34" calcext:value-type="float">
            <text:p>241.34</text:p>
          </table:table-cell>
          <table:table-cell table:style-name="Default" office:value-type="float" office:value="335.35" calcext:value-type="float">
            <text:p>335.35</text:p>
          </table:table-cell>
          <table:table-cell office:value-type="float" office:value="98.72" calcext:value-type="float">
            <text:p>98.72</text:p>
          </table:table-cell>
          <table:table-cell table:style-name="Default" office:value-type="float" office:value="153.65" calcext:value-type="float">
            <text:p>153.65</text:p>
          </table:table-cell>
          <table:table-cell office:value-type="float" office:value="28.52" calcext:value-type="float">
            <text:p>28.52</text:p>
          </table:table-cell>
          <table:table-cell table:style-name="Default" office:value-type="float" office:value="29.31" calcext:value-type="float">
            <text:p>29.31</text:p>
          </table:table-cell>
          <table:table-cell office:value-type="float" office:value="46.43" calcext:value-type="float">
            <text:p>46.43</text:p>
          </table:table-cell>
          <table:table-cell table:style-name="Default" office:value-type="float" office:value="65.22" calcext:value-type="float">
            <text:p>65.22</text:p>
          </table:table-cell>
          <table:table-cell office:value-type="float" office:value="102.25" calcext:value-type="float">
            <text:p>102.25</text:p>
          </table:table-cell>
          <table:table-cell table:style-name="Default" office:value-type="float" office:value="98.08" calcext:value-type="float">
            <text:p>98.08</text:p>
          </table:table-cell>
          <table:table-cell office:value-type="float" office:value="42.85" calcext:value-type="float">
            <text:p>42.85</text:p>
          </table:table-cell>
          <table:table-cell table:style-name="Default" office:value-type="float" office:value="132.32" calcext:value-type="float">
            <text:p>132.32</text:p>
          </table:table-cell>
          <table:table-cell office:value-type="float" office:value="37.6" calcext:value-type="float">
            <text:p>37.6</text:p>
          </table:table-cell>
          <table:table-cell table:style-name="Default" office:value-type="float" office:value="85.39" calcext:value-type="float">
            <text:p>85.39</text:p>
          </table:table-cell>
          <table:table-cell office:value-type="float" office:value="63.11" calcext:value-type="float">
            <text:p>63.11</text:p>
          </table:table-cell>
          <table:table-cell table:style-name="Default" office:value-type="float" office:value="1560.14" calcext:value-type="float">
            <text:p>1560.14</text:p>
          </table:table-cell>
          <table:table-cell office:value-type="float" office:value="2800.64" calcext:value-type="float">
            <text:p>2800.64</text:p>
          </table:table-cell>
          <table:table-cell table:style-name="Default" table:number-columns-repeated="100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1.38" calcext:value-type="float">
            <text:p>241.38</text:p>
          </table:table-cell>
          <table:table-cell table:style-name="Default" office:value-type="float" office:value="372.77" calcext:value-type="float">
            <text:p>372.77</text:p>
          </table:table-cell>
          <table:table-cell office:value-type="float" office:value="109.36" calcext:value-type="float">
            <text:p>109.36</text:p>
          </table:table-cell>
          <table:table-cell table:style-name="Default" office:value-type="float" office:value="165.81" calcext:value-type="float">
            <text:p>165.81</text:p>
          </table:table-cell>
          <table:table-cell office:value-type="float" office:value="33.87" calcext:value-type="float">
            <text:p>33.87</text:p>
          </table:table-cell>
          <table:table-cell table:style-name="Default" office:value-type="float" office:value="34.32" calcext:value-type="float">
            <text:p>34.32</text:p>
          </table:table-cell>
          <table:table-cell office:value-type="float" office:value="48.5" calcext:value-type="float">
            <text:p>48.5</text:p>
          </table:table-cell>
          <table:table-cell table:style-name="Default" office:value-type="float" office:value="66.06" calcext:value-type="float">
            <text:p>66.06</text:p>
          </table:table-cell>
          <table:table-cell office:value-type="float" office:value="111.42" calcext:value-type="float">
            <text:p>111.4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22.29" calcext:value-type="float">
            <text:p>22.29</text:p>
          </table:table-cell>
          <table:table-cell table:style-name="Default" office:value-type="float" office:value="124.66" calcext:value-type="float">
            <text:p>124.66</text:p>
          </table:table-cell>
          <table:table-cell office:value-type="float" office:value="39.33" calcext:value-type="float">
            <text:p>39.33</text:p>
          </table:table-cell>
          <table:table-cell table:style-name="Default" office:value-type="float" office:value="93.99" calcext:value-type="float">
            <text:p>93.99</text:p>
          </table:table-cell>
          <table:table-cell office:value-type="float" office:value="64.73" calcext:value-type="float">
            <text:p>64.73</text:p>
          </table:table-cell>
          <table:table-cell table:style-name="Default" office:value-type="float" office:value="1614.35" calcext:value-type="float">
            <text:p>1614.35</text:p>
          </table:table-cell>
          <table:table-cell office:value-type="float" office:value="2970.27" calcext:value-type="float">
            <text:p>2970.27</text:p>
          </table:table-cell>
          <table:table-cell table:style-name="Default" table:number-columns-repeated="100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1.73" calcext:value-type="float">
            <text:p>251.73</text:p>
          </table:table-cell>
          <table:table-cell table:style-name="Default" office:value-type="float" office:value="385.81" calcext:value-type="float">
            <text:p>385.81</text:p>
          </table:table-cell>
          <table:table-cell office:value-type="float" office:value="116.72" calcext:value-type="float">
            <text:p>116.72</text:p>
          </table:table-cell>
          <table:table-cell table:style-name="Default" office:value-type="float" office:value="179.98" calcext:value-type="float">
            <text:p>179.98</text:p>
          </table:table-cell>
          <table:table-cell office:value-type="float" office:value="36.59" calcext:value-type="float">
            <text:p>36.59</text:p>
          </table:table-cell>
          <table:table-cell table:style-name="Default" office:value-type="float" office:value="36.29" calcext:value-type="float">
            <text:p>36.29</text:p>
          </table:table-cell>
          <table:table-cell office:value-type="float" office:value="51.65" calcext:value-type="float">
            <text:p>51.65</text:p>
          </table:table-cell>
          <table:table-cell table:style-name="Default" office:value-type="float" office:value="65.88" calcext:value-type="float">
            <text:p>65.88</text:p>
          </table:table-cell>
          <table:table-cell office:value-type="float" office:value="111.56" calcext:value-type="float">
            <text:p>111.56</text:p>
          </table:table-cell>
          <table:table-cell table:style-name="Default" office:value-type="float" office:value="96.96" calcext:value-type="float">
            <text:p>96.96</text:p>
          </table:table-cell>
          <table:table-cell office:value-type="float" office:value="33.79" calcext:value-type="float">
            <text:p>33.79</text:p>
          </table:table-cell>
          <table:table-cell table:style-name="Default" office:value-type="float" office:value="124.34" calcext:value-type="float">
            <text:p>124.34</text:p>
          </table:table-cell>
          <table:table-cell office:value-type="float" office:value="41.97" calcext:value-type="float">
            <text:p>41.97</text:p>
          </table:table-cell>
          <table:table-cell table:style-name="Default" office:value-type="float" office:value="97.43" calcext:value-type="float">
            <text:p>97.43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1700.7" calcext:value-type="float">
            <text:p>1700.7</text:p>
          </table:table-cell>
          <table:table-cell office:value-type="float" office:value="3120.45" calcext:value-type="float">
            <text:p>3120.45</text:p>
          </table:table-cell>
          <table:table-cell table:style-name="Default" table:number-columns-repeated="100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2.62" calcext:value-type="float">
            <text:p>282.62</text:p>
          </table:table-cell>
          <table:table-cell table:style-name="Default" office:value-type="float" office:value="403.02" calcext:value-type="float">
            <text:p>403.02</text:p>
          </table:table-cell>
          <table:table-cell office:value-type="float" office:value="120.69" calcext:value-type="float">
            <text:p>120.69</text:p>
          </table:table-cell>
          <table:table-cell table:style-name="Default" office:value-type="float" office:value="193.09" calcext:value-type="float">
            <text:p>193.09</text:p>
          </table:table-cell>
          <table:table-cell office:value-type="float" office:value="39.41" calcext:value-type="float">
            <text:p>39.41</text:p>
          </table:table-cell>
          <table:table-cell table:style-name="Default" office:value-type="float" office:value="36.8" calcext:value-type="float">
            <text:p>36.8</text:p>
          </table:table-cell>
          <table:table-cell office:value-type="float" office:value="57.73" calcext:value-type="float">
            <text:p>57.73</text:p>
          </table:table-cell>
          <table:table-cell table:style-name="Default" office:value-type="float" office:value="66.71" calcext:value-type="float">
            <text:p>66.71</text:p>
          </table:table-cell>
          <table:table-cell office:value-type="float" office:value="118.43" calcext:value-type="float">
            <text:p>118.43</text:p>
          </table:table-cell>
          <table:table-cell table:style-name="Default" office:value-type="float" office:value="107.48" calcext:value-type="float">
            <text:p>107.48</text:p>
          </table:table-cell>
          <table:table-cell office:value-type="float" office:value="39.46" calcext:value-type="float">
            <text:p>39.46</text:p>
          </table:table-cell>
          <table:table-cell table:style-name="Default" office:value-type="float" office:value="149.11" calcext:value-type="float">
            <text:p>149.11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106.29" calcext:value-type="float">
            <text:p>106.29</text:p>
          </table:table-cell>
          <table:table-cell office:value-type="float" office:value="72.85" calcext:value-type="float">
            <text:p>72.85</text:p>
          </table:table-cell>
          <table:table-cell table:style-name="Default" office:value-type="float" office:value="1838.99" calcext:value-type="float">
            <text:p>1838.99</text:p>
          </table:table-cell>
          <table:table-cell office:value-type="float" office:value="3338.3" calcext:value-type="float">
            <text:p>3338.3</text:p>
          </table:table-cell>
          <table:table-cell table:style-name="Default"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04.14" calcext:value-type="float">
            <text:p>404.14</text:p>
          </table:table-cell>
          <table:table-cell table:style-name="Default" office:value-type="float" office:value="472.32" calcext:value-type="float">
            <text:p>472.32</text:p>
          </table:table-cell>
          <table:table-cell office:value-type="float" office:value="134.92" calcext:value-type="float">
            <text:p>134.92</text:p>
          </table:table-cell>
          <table:table-cell table:style-name="Default" office:value-type="float" office:value="223.84" calcext:value-type="float">
            <text:p>223.84</text:p>
          </table:table-cell>
          <table:table-cell office:value-type="float" office:value="60.37" calcext:value-type="float">
            <text:p>60.37</text:p>
          </table:table-cell>
          <table:table-cell table:style-name="Default" office:value-type="float" office:value="47.04" calcext:value-type="float">
            <text:p>47.04</text:p>
          </table:table-cell>
          <table:table-cell office:value-type="float" office:value="64.44" calcext:value-type="float">
            <text:p>64.44</text:p>
          </table:table-cell>
          <table:table-cell table:style-name="Default" office:value-type="float" office:value="104.5" calcext:value-type="float">
            <text:p>104.5</text:p>
          </table:table-cell>
          <table:table-cell office:value-type="float" office:value="136.99" calcext:value-type="float">
            <text:p>136.99</text:p>
          </table:table-cell>
          <table:table-cell table:style-name="Default" office:value-type="float" office:value="134.34" calcext:value-type="float">
            <text:p>134.34</text:p>
          </table:table-cell>
          <table:table-cell office:value-type="float" office:value="35.7" calcext:value-type="float">
            <text:p>35.7</text:p>
          </table:table-cell>
          <table:table-cell table:style-name="Default" office:value-type="float" office:value="178.84" calcext:value-type="float">
            <text:p>178.84</text:p>
          </table:table-cell>
          <table:table-cell office:value-type="float" office:value="62.96" calcext:value-type="float">
            <text:p>62.96</text:p>
          </table:table-cell>
          <table:table-cell table:style-name="Default" office:value-type="float" office:value="146.83" calcext:value-type="float">
            <text:p>146.83</text:p>
          </table:table-cell>
          <table:table-cell office:value-type="float" office:value="74.56" calcext:value-type="float">
            <text:p>74.56</text:p>
          </table:table-cell>
          <table:table-cell table:style-name="Default" office:value-type="float" office:value="2281.79" calcext:value-type="float">
            <text:p>2281.79</text:p>
          </table:table-cell>
          <table:table-cell office:value-type="float" office:value="4086.2" calcext:value-type="float">
            <text:p>4086.2</text:p>
          </table:table-cell>
          <table:table-cell table:style-name="Default" table:number-columns-repeated="1006"/>
        </table:table-row>
      </table:table>
      <table:table table:name="Аркуш2" table:style-name="ta1">
        <table:table-column table:style-name="co1" table:number-columns-repeated="1010" table:default-cell-style-name="Default"/>
        <table:table-row table:style-name="ro2">
          <table:table-cell table:style-name="ce7" office:value-type="string" calcext:value-type="string">
            <text:p>рік</text:p>
          </table:table-cell>
          <table:table-cell table:style-name="ce7" office:value-type="string" calcext:value-type="string">
            <text:p>хліб і хлібо-продукти_base_2002</text:p>
          </table:table-cell>
          <table:table-cell table:style-name="ce7" office:value-type="string" calcext:value-type="string">
            <text:p>м’ясо і м’ясо-продукти_base_2002</text:p>
          </table:table-cell>
          <table:table-cell table:style-name="ce7" office:value-type="string" calcext:value-type="string">
            <text:p>риба і рибо-продукти_base_2002</text:p>
          </table:table-cell>
          <table:table-cell table:style-name="ce7" office:value-type="string" calcext:value-type="string">
            <text:p>молоко, сир_base_2002</text:p>
          </table:table-cell>
          <table:table-cell table:style-name="ce7" office:value-type="string" calcext:value-type="string">
            <text:p>яйця_base_2002</text:p>
          </table:table-cell>
          <table:table-cell table:style-name="ce7" office:value-type="string" calcext:value-type="string">
            <text:p>сало та інші тваринні жир_base_2002</text:p>
          </table:table-cell>
          <table:table-cell table:style-name="ce7" office:value-type="string" calcext:value-type="string">
            <text:p>масло_base_2002</text:p>
          </table:table-cell>
          <table:table-cell table:style-name="ce7" office:value-type="string" calcext:value-type="string">
            <text:p>олія та інші рослинні жири_base_2002</text:p>
          </table:table-cell>
          <table:table-cell table:style-name="ce7" office:value-type="string" calcext:value-type="string">
            <text:p>фрукти_base_2002</text:p>
          </table:table-cell>
          <table:table-cell table:style-name="ce7" office:value-type="string" calcext:value-type="string">
            <text:p>овочі, без картоплі_base_2002</text:p>
          </table:table-cell>
          <table:table-cell table:style-name="ce7" office:value-type="string" calcext:value-type="string">
            <text:p>картопля_base_2002</text:p>
          </table:table-cell>
          <table:table-cell table:style-name="ce7" office:value-type="string" calcext:value-type="string">
            <text:p>цукор, джем,мед, <text:s/>сироп, шоколад та конд. Вироби, base_2002</text:p>
          </table:table-cell>
          <table:table-cell table:style-name="ce7" office:value-type="string" calcext:value-type="string">
            <text:p>Без-алкогольні напої_base_2002</text:p>
          </table:table-cell>
          <table:table-cell table:style-name="ce7" table:number-columns-repeated="996"/>
        </table:table-row>
        <table:table-row table:style-name="ro6"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food1</text:p>
          </table:table-cell>
          <table:table-cell table:style-name="ce7" office:value-type="string" calcext:value-type="string">
            <text:p>food2</text:p>
          </table:table-cell>
          <table:table-cell table:style-name="ce7" office:value-type="string" calcext:value-type="string">
            <text:p>food3</text:p>
          </table:table-cell>
          <table:table-cell table:style-name="ce7" office:value-type="string" calcext:value-type="string">
            <text:p>food4</text:p>
          </table:table-cell>
          <table:table-cell table:style-name="ce7" office:value-type="string" calcext:value-type="string">
            <text:p>food5</text:p>
          </table:table-cell>
          <table:table-cell table:style-name="ce7" office:value-type="string" calcext:value-type="string">
            <text:p>food6</text:p>
          </table:table-cell>
          <table:table-cell table:style-name="ce7" office:value-type="string" calcext:value-type="string">
            <text:p>food7</text:p>
          </table:table-cell>
          <table:table-cell table:style-name="ce7" office:value-type="string" calcext:value-type="string">
            <text:p>food8</text:p>
          </table:table-cell>
          <table:table-cell table:style-name="ce7" office:value-type="string" calcext:value-type="string">
            <text:p>food9</text:p>
          </table:table-cell>
          <table:table-cell table:style-name="ce7" office:value-type="string" calcext:value-type="string">
            <text:p>food10</text:p>
          </table:table-cell>
          <table:table-cell table:style-name="ce7" office:value-type="string" calcext:value-type="string">
            <text:p>food11</text:p>
          </table:table-cell>
          <table:table-cell table:style-name="ce7" office:value-type="string" calcext:value-type="string">
            <text:p>food12</text:p>
          </table:table-cell>
          <table:table-cell table:style-name="ce7" office:value-type="string" calcext:value-type="string">
            <text:p>food13</text:p>
          </table:table-cell>
          <table:table-cell table:style-name="ce7" table:number-columns-repeated="996"/>
        </table:table-row>
        <table:table-row table:style-name="ro6">
          <table:table-cell office:value-type="float" office:value="2002" calcext:value-type="float">
            <text:p>2002</text:p>
          </table:table-cell>
          <table:table-cell table:number-columns-repeated="13" office:value-type="float" office:value="100" calcext:value-type="float">
            <text:p>100</text:p>
          </table:table-cell>
          <table:table-cell table:number-columns-repeated="996"/>
        </table:table-row>
        <table:table-row table:style-name="ro6">
          <table:table-cell office:value-type="float" office:value="2003" calcext:value-type="float">
            <text:p>2003</text:p>
          </table:table-cell>
          <table:table-cell office:value-type="float" office:value="114.8" calcext:value-type="float">
            <text:p>114.8</text:p>
          </table:table-cell>
          <table:table-cell office:value-type="float" office:value="96.5" calcext:value-type="float">
            <text:p>96.5</text:p>
          </table:table-cell>
          <table:table-cell office:value-type="float" office:value="106.1" calcext:value-type="float">
            <text:p>106.1</text:p>
          </table:table-cell>
          <table:table-cell office:value-type="float" office:value="110.9" calcext:value-type="float">
            <text:p>110.9</text:p>
          </table:table-cell>
          <table:table-cell office:value-type="float" office:value="116.5" calcext:value-type="float">
            <text:p>116.5</text:p>
          </table:table-cell>
          <table:table-cell office:value-type="float" office:value="83.5" calcext:value-type="float">
            <text:p>83.5</text:p>
          </table:table-cell>
          <table:table-cell office:value-type="float" office:value="112.9" calcext:value-type="float">
            <text:p>112.9</text:p>
          </table:table-cell>
          <table:table-cell office:value-type="float" office:value="96.7" calcext:value-type="float">
            <text:p>96.7</text:p>
          </table:table-cell>
          <table:table-cell office:value-type="float" office:value="116.6" calcext:value-type="float">
            <text:p>116.6</text:p>
          </table:table-cell>
          <table:table-cell table:number-columns-repeated="2" office:value-type="float" office:value="109.3" calcext:value-type="float">
            <text:p>109.3</text:p>
          </table:table-cell>
          <table:table-cell office:value-type="float" office:value="105.5" calcext:value-type="float">
            <text:p>105.5</text:p>
          </table:table-cell>
          <table:table-cell office:value-type="float" office:value="101.7" calcext:value-type="float">
            <text:p>101.7</text:p>
          </table:table-cell>
          <table:table-cell table:number-columns-repeated="996"/>
        </table:table-row>
        <table:table-row table:style-name="ro6">
          <table:table-cell office:value-type="float" office:value="2004" calcext:value-type="float">
            <text:p>2004</text:p>
          </table:table-cell>
          <table:table-cell office:value-type="float" office:value="134.4308" calcext:value-type="float">
            <text:p>134.4308</text:p>
          </table:table-cell>
          <table:table-cell office:value-type="float" office:value="121.783" calcext:value-type="float">
            <text:p>121.783</text:p>
          </table:table-cell>
          <table:table-cell office:value-type="float" office:value="120.1052" calcext:value-type="float">
            <text:p>120.1052</text:p>
          </table:table-cell>
          <table:table-cell office:value-type="float" office:value="128.9767" calcext:value-type="float">
            <text:p>128.9767</text:p>
          </table:table-cell>
          <table:table-cell office:value-type="float" office:value="138.0525" calcext:value-type="float">
            <text:p>138.0525</text:p>
          </table:table-cell>
          <table:table-cell office:value-type="float" office:value="131.8465" calcext:value-type="float">
            <text:p>131.8465</text:p>
          </table:table-cell>
          <table:table-cell office:value-type="float" office:value="118.7708" calcext:value-type="float">
            <text:p>118.7708</text:p>
          </table:table-cell>
          <table:table-cell office:value-type="float" office:value="103.2756" calcext:value-type="float">
            <text:p>103.2756</text:p>
          </table:table-cell>
          <table:table-cell office:value-type="float" office:value="124.5288" calcext:value-type="float">
            <text:p>124.5288</text:p>
          </table:table-cell>
          <table:table-cell table:number-columns-repeated="2" office:value-type="float" office:value="70.1706" calcext:value-type="float">
            <text:p>70.1706</text:p>
          </table:table-cell>
          <table:table-cell office:value-type="float" office:value="113.4125" calcext:value-type="float">
            <text:p>113.4125</text:p>
          </table:table-cell>
          <table:table-cell office:value-type="float" office:value="104.9544" calcext:value-type="float">
            <text:p>104.9544</text:p>
          </table:table-cell>
          <table:table-cell table:number-columns-repeated="996"/>
        </table:table-row>
        <table:table-row table:style-name="ro6">
          <table:table-cell office:value-type="float" office:value="2005" calcext:value-type="float">
            <text:p>2005</text:p>
          </table:table-cell>
          <table:table-cell office:value-type="float" office:value="132.9520612" calcext:value-type="float">
            <text:p>132.9520612</text:p>
          </table:table-cell>
          <table:table-cell office:value-type="float" office:value="158.683249" calcext:value-type="float">
            <text:p>158.683249</text:p>
          </table:table-cell>
          <table:table-cell office:value-type="float" office:value="155.8965496" calcext:value-type="float">
            <text:p>155.8965496</text:p>
          </table:table-cell>
          <table:table-cell office:value-type="float" office:value="165.090176" calcext:value-type="float">
            <text:p>165.090176</text:p>
          </table:table-cell>
          <table:table-cell office:value-type="float" office:value="156.82764" calcext:value-type="float">
            <text:p>156.82764</text:p>
          </table:table-cell>
          <table:table-cell office:value-type="float" office:value="189.1997275" calcext:value-type="float">
            <text:p>189.1997275</text:p>
          </table:table-cell>
          <table:table-cell office:value-type="float" office:value="135.1611704" calcext:value-type="float">
            <text:p>135.1611704</text:p>
          </table:table-cell>
          <table:table-cell office:value-type="float" office:value="114.119538" calcext:value-type="float">
            <text:p>114.119538</text:p>
          </table:table-cell>
          <table:table-cell office:value-type="float" office:value="150.1817328" calcext:value-type="float">
            <text:p>150.1817328</text:p>
          </table:table-cell>
          <table:table-cell table:number-columns-repeated="2" office:value-type="float" office:value="64.3464402" calcext:value-type="float">
            <text:p>64.3464402</text:p>
          </table:table-cell>
          <table:table-cell office:value-type="float" office:value="124.3001" calcext:value-type="float">
            <text:p>124.3001</text:p>
          </table:table-cell>
          <table:table-cell office:value-type="float" office:value="112.82598" calcext:value-type="float">
            <text:p>112.82598</text:p>
          </table:table-cell>
          <table:table-cell table:number-columns-repeated="996"/>
        </table:table-row>
        <table:table-row table:style-name="ro6">
          <table:table-cell office:value-type="float" office:value="2006" calcext:value-type="float">
            <text:p>2006</text:p>
          </table:table-cell>
          <table:table-cell office:value-type="float" office:value="143.4552740348" calcext:value-type="float">
            <text:p>143.4552740348</text:p>
          </table:table-cell>
          <table:table-cell office:value-type="float" office:value="163.919796217" calcext:value-type="float">
            <text:p>163.919796217</text:p>
          </table:table-cell>
          <table:table-cell office:value-type="float" office:value="166.029825324" calcext:value-type="float">
            <text:p>166.029825324</text:p>
          </table:table-cell>
          <table:table-cell office:value-type="float" office:value="180.608652544" calcext:value-type="float">
            <text:p>180.608652544</text:p>
          </table:table-cell>
          <table:table-cell office:value-type="float" office:value="136.4400468" calcext:value-type="float">
            <text:p>136.4400468</text:p>
          </table:table-cell>
          <table:table-cell office:value-type="float" office:value="149.6569844525" calcext:value-type="float">
            <text:p>149.6569844525</text:p>
          </table:table-cell>
          <table:table-cell office:value-type="float" office:value="145.0279358392" calcext:value-type="float">
            <text:p>145.0279358392</text:p>
          </table:table-cell>
          <table:table-cell office:value-type="float" office:value="106.13117034" calcext:value-type="float">
            <text:p>106.13117034</text:p>
          </table:table-cell>
          <table:table-cell office:value-type="float" office:value="207.250791264" calcext:value-type="float">
            <text:p>207.250791264</text:p>
          </table:table-cell>
          <table:table-cell table:number-columns-repeated="2" office:value-type="float" office:value="67.4350693296" calcext:value-type="float">
            <text:p>67.4350693296</text:p>
          </table:table-cell>
          <table:table-cell office:value-type="float" office:value="135.6114091" calcext:value-type="float">
            <text:p>135.6114091</text:p>
          </table:table-cell>
          <table:table-cell office:value-type="float" office:value="119.93401674" calcext:value-type="float">
            <text:p>119.93401674</text:p>
          </table:table-cell>
          <table:table-cell table:number-columns-repeated="996"/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float" office:value="163.825922947742" calcext:value-type="float">
            <text:p>163.825922947742</text:p>
          </table:table-cell>
          <table:table-cell office:value-type="float" office:value="168.017791122425" calcext:value-type="float">
            <text:p>168.017791122425</text:p>
          </table:table-cell>
          <table:table-cell office:value-type="float" office:value="173.169107812932" calcext:value-type="float">
            <text:p>173.169107812932</text:p>
          </table:table-cell>
          <table:table-cell office:value-type="float" office:value="226.302641637632" calcext:value-type="float">
            <text:p>226.302641637632</text:p>
          </table:table-cell>
          <table:table-cell office:value-type="float" office:value="177.2356207932" calcext:value-type="float">
            <text:p>177.2356207932</text:p>
          </table:table-cell>
          <table:table-cell office:value-type="float" office:value="118.229017717475" calcext:value-type="float">
            <text:p>118.229017717475</text:p>
          </table:table-cell>
          <table:table-cell office:value-type="float" office:value="176.644025852146" calcext:value-type="float">
            <text:p>176.644025852146</text:p>
          </table:table-cell>
          <table:table-cell office:value-type="float" office:value="132.663962925" calcext:value-type="float">
            <text:p>132.663962925</text:p>
          </table:table-cell>
          <table:table-cell office:value-type="float" office:value="287.664098274432" calcext:value-type="float">
            <text:p>287.664098274432</text:p>
          </table:table-cell>
          <table:table-cell table:number-columns-repeated="2" office:value-type="float" office:value="73.4367904999344" calcext:value-type="float">
            <text:p>73.4367904999344</text:p>
          </table:table-cell>
          <table:table-cell office:value-type="float" office:value="146.5959332371" calcext:value-type="float">
            <text:p>146.5959332371</text:p>
          </table:table-cell>
          <table:table-cell office:value-type="float" office:value="129.40880406246" calcext:value-type="float">
            <text:p>129.40880406246</text:p>
          </table:table-cell>
          <table:table-cell table:number-columns-repeated="996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float" office:value="218.37995528934" calcext:value-type="float">
            <text:p>218.37995528934</text:p>
          </table:table-cell>
          <table:table-cell office:value-type="float" office:value="234.216800824661" calcext:value-type="float">
            <text:p>234.216800824661</text:p>
          </table:table-cell>
          <table:table-cell office:value-type="float" office:value="207.110252944267" calcext:value-type="float">
            <text:p>207.110252944267</text:p>
          </table:table-cell>
          <table:table-cell office:value-type="float" office:value="298.266881678399" calcext:value-type="float">
            <text:p>298.266881678399</text:p>
          </table:table-cell>
          <table:table-cell office:value-type="float" office:value="244.585156694616" calcext:value-type="float">
            <text:p>244.585156694616</text:p>
          </table:table-cell>
          <table:table-cell office:value-type="float" office:value="219.078369830481" calcext:value-type="float">
            <text:p>219.078369830481</text:p>
          </table:table-cell>
          <table:table-cell office:value-type="float" office:value="224.691200883929" calcext:value-type="float">
            <text:p>224.691200883929</text:p>
          </table:table-cell>
          <table:table-cell office:value-type="float" office:value="211.333692939525" calcext:value-type="float">
            <text:p>211.333692939525</text:p>
          </table:table-cell>
          <table:table-cell office:value-type="float" office:value="481.837364609674" calcext:value-type="float">
            <text:p>481.837364609674</text:p>
          </table:table-cell>
          <table:table-cell table:number-columns-repeated="2" office:value-type="float" office:value="97.7443681554127" calcext:value-type="float">
            <text:p>97.7443681554127</text:p>
          </table:table-cell>
          <table:table-cell office:value-type="float" office:value="180.312997881633" calcext:value-type="float">
            <text:p>180.312997881633</text:p>
          </table:table-cell>
          <table:table-cell office:value-type="float" office:value="152.57297998964" calcext:value-type="float">
            <text:p>152.57297998964</text:p>
          </table:table-cell>
          <table:table-cell table:number-columns-repeated="996"/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float" office:value="245.895829655796" calcext:value-type="float">
            <text:p>245.895829655796</text:p>
          </table:table-cell>
          <table:table-cell office:value-type="float" office:value="261.85438332197" calcext:value-type="float">
            <text:p>261.85438332197</text:p>
          </table:table-cell>
          <table:table-cell office:value-type="float" office:value="258.887816180333" calcext:value-type="float">
            <text:p>258.887816180333</text:p>
          </table:table-cell>
          <table:table-cell office:value-type="float" office:value="332.269306189737" calcext:value-type="float">
            <text:p>332.269306189737</text:p>
          </table:table-cell>
          <table:table-cell office:value-type="float" office:value="253.634807492317" calcext:value-type="float">
            <text:p>253.634807492317</text:p>
          </table:table-cell>
          <table:table-cell office:value-type="float" office:value="271.438100219966" calcext:value-type="float">
            <text:p>271.438100219966</text:p>
          </table:table-cell>
          <table:table-cell office:value-type="float" office:value="283.784986716403" calcext:value-type="float">
            <text:p>283.784986716403</text:p>
          </table:table-cell>
          <table:table-cell office:value-type="float" office:value="187.241651944419" calcext:value-type="float">
            <text:p>187.241651944419</text:p>
          </table:table-cell>
          <table:table-cell office:value-type="float" office:value="543.512547279712" calcext:value-type="float">
            <text:p>543.512547279712</text:p>
          </table:table-cell>
          <table:table-cell table:number-columns-repeated="2" office:value-type="float" office:value="79.8571487829722" calcext:value-type="float">
            <text:p>79.8571487829722</text:p>
          </table:table-cell>
          <table:table-cell office:value-type="float" office:value="219.621231419829" calcext:value-type="float">
            <text:p>219.621231419829</text:p>
          </table:table-cell>
          <table:table-cell office:value-type="float" office:value="197.734582066574" calcext:value-type="float">
            <text:p>197.734582066574</text:p>
          </table:table-cell>
          <table:table-cell table:number-columns-repeated="996"/>
        </table:table-row>
        <table:table-row table:style-name="ro6">
          <table:table-cell office:value-type="float" office:value="2010" calcext:value-type="float">
            <text:p>2010</text:p>
          </table:table-cell>
          <table:table-cell office:value-type="float" office:value="276.141016703459" calcext:value-type="float">
            <text:p>276.141016703459</text:p>
          </table:table-cell>
          <table:table-cell office:value-type="float" office:value="267.09147098841" calcext:value-type="float">
            <text:p>267.09147098841</text:p>
          </table:table-cell>
          <table:table-cell office:value-type="float" office:value="272.09109480553" calcext:value-type="float">
            <text:p>272.09109480553</text:p>
          </table:table-cell>
          <table:table-cell office:value-type="float" office:value="421.317480248586" calcext:value-type="float">
            <text:p>421.317480248586</text:p>
          </table:table-cell>
          <table:table-cell office:value-type="float" office:value="259.975677679625" calcext:value-type="float">
            <text:p>259.975677679625</text:p>
          </table:table-cell>
          <table:table-cell office:value-type="float" office:value="232.079575688071" calcext:value-type="float">
            <text:p>232.079575688071</text:p>
          </table:table-cell>
          <table:table-cell office:value-type="float" office:value="365.23127790401" calcext:value-type="float">
            <text:p>365.23127790401</text:p>
          </table:table-cell>
          <table:table-cell office:value-type="float" office:value="211.583066697194" calcext:value-type="float">
            <text:p>211.583066697194</text:p>
          </table:table-cell>
          <table:table-cell office:value-type="float" office:value="571.231687190977" calcext:value-type="float">
            <text:p>571.231687190977</text:p>
          </table:table-cell>
          <table:table-cell table:number-columns-repeated="2" office:value-type="float" office:value="91.4364353565031" calcext:value-type="float">
            <text:p>91.4364353565031</text:p>
          </table:table-cell>
          <table:table-cell office:value-type="float" office:value="267.718281100771" calcext:value-type="float">
            <text:p>267.718281100771</text:p>
          </table:table-cell>
          <table:table-cell office:value-type="float" office:value="215.728429034632" calcext:value-type="float">
            <text:p>215.728429034632</text:p>
          </table:table-cell>
          <table:table-cell table:number-columns-repeated="996"/>
        </table:table-row>
        <table:table-row table:style-name="ro6">
          <table:table-cell office:value-type="float" office:value="2011" calcext:value-type="float">
            <text:p>2011</text:p>
          </table:table-cell>
          <table:table-cell office:value-type="float" office:value="317.562169208978" calcext:value-type="float">
            <text:p>317.562169208978</text:p>
          </table:table-cell>
          <table:table-cell office:value-type="float" office:value="283.116959247714" calcext:value-type="float">
            <text:p>283.116959247714</text:p>
          </table:table-cell>
          <table:table-cell office:value-type="float" office:value="289.77701596789" calcext:value-type="float">
            <text:p>289.77701596789</text:p>
          </table:table-cell>
          <table:table-cell office:value-type="float" office:value="442.804671741264" calcext:value-type="float">
            <text:p>442.804671741264</text:p>
          </table:table-cell>
          <table:table-cell office:value-type="float" office:value="220.199398994642" calcext:value-type="float">
            <text:p>220.199398994642</text:p>
          </table:table-cell>
          <table:table-cell office:value-type="float" office:value="199.820514667429" calcext:value-type="float">
            <text:p>199.820514667429</text:p>
          </table:table-cell>
          <table:table-cell office:value-type="float" office:value="397.371630359563" calcext:value-type="float">
            <text:p>397.371630359563</text:p>
          </table:table-cell>
          <table:table-cell office:value-type="float" office:value="249.668018702688" calcext:value-type="float">
            <text:p>249.668018702688</text:p>
          </table:table-cell>
          <table:table-cell office:value-type="float" office:value="610.075441919963" calcext:value-type="float">
            <text:p>610.075441919963</text:p>
          </table:table-cell>
          <table:table-cell table:number-columns-repeated="2" office:value-type="float" office:value="84.9444484461914" calcext:value-type="float">
            <text:p>84.9444484461914</text:p>
          </table:table-cell>
          <table:table-cell office:value-type="float" office:value="297.167292021856" calcext:value-type="float">
            <text:p>297.167292021856</text:p>
          </table:table-cell>
          <table:table-cell office:value-type="float" office:value="235.791172934853" calcext:value-type="float">
            <text:p>235.791172934853</text:p>
          </table:table-cell>
          <table:table-cell table:number-columns-repeated="996"/>
        </table:table-row>
        <table:table-row table:style-name="ro6">
          <table:table-cell office:value-type="float" office:value="2012" calcext:value-type="float">
            <text:p>2012</text:p>
          </table:table-cell>
          <table:table-cell office:value-type="float" office:value="311.210925824799" calcext:value-type="float">
            <text:p>311.210925824799</text:p>
          </table:table-cell>
          <table:table-cell office:value-type="float" office:value="303.218263354302" calcext:value-type="float">
            <text:p>303.218263354302</text:p>
          </table:table-cell>
          <table:table-cell office:value-type="float" office:value="301.368096606605" calcext:value-type="float">
            <text:p>301.368096606605</text:p>
          </table:table-cell>
          <table:table-cell office:value-type="float" office:value="441.919062397781" calcext:value-type="float">
            <text:p>441.919062397781</text:p>
          </table:table-cell>
          <table:table-cell office:value-type="float" office:value="219.538800797658" calcext:value-type="float">
            <text:p>219.538800797658</text:p>
          </table:table-cell>
          <table:table-cell office:value-type="float" office:value="222.999694368851" calcext:value-type="float">
            <text:p>222.999694368851</text:p>
          </table:table-cell>
          <table:table-cell office:value-type="float" office:value="398.563745250642" calcext:value-type="float">
            <text:p>398.563745250642</text:p>
          </table:table-cell>
          <table:table-cell office:value-type="float" office:value="250.666690777499" calcext:value-type="float">
            <text:p>250.666690777499</text:p>
          </table:table-cell>
          <table:table-cell office:value-type="float" office:value="576.521292614365" calcext:value-type="float">
            <text:p>576.521292614365</text:p>
          </table:table-cell>
          <table:table-cell table:number-columns-repeated="2" office:value-type="float" office:value="45.8700021609434" calcext:value-type="float">
            <text:p>45.8700021609434</text:p>
          </table:table-cell>
          <table:table-cell office:value-type="float" office:value="311.728489330927" calcext:value-type="float">
            <text:p>311.728489330927</text:p>
          </table:table-cell>
          <table:table-cell office:value-type="float" office:value="257.483960844859" calcext:value-type="float">
            <text:p>257.483960844859</text:p>
          </table:table-cell>
          <table:table-cell table:number-columns-repeated="996"/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float" office:value="314.634246008871" calcext:value-type="float">
            <text:p>314.634246008871</text:p>
          </table:table-cell>
          <table:table-cell office:value-type="float" office:value="297.45711635057" calcext:value-type="float">
            <text:p>297.45711635057</text:p>
          </table:table-cell>
          <table:table-cell office:value-type="float" office:value="289.614740838948" calcext:value-type="float">
            <text:p>289.614740838948</text:p>
          </table:table-cell>
          <table:table-cell office:value-type="float" office:value="432.19684302503" calcext:value-type="float">
            <text:p>432.19684302503</text:p>
          </table:table-cell>
          <table:table-cell office:value-type="float" office:value="209.220477160168" calcext:value-type="float">
            <text:p>209.220477160168</text:p>
          </table:table-cell>
          <table:table-cell office:value-type="float" office:value="220.323698036425" calcext:value-type="float">
            <text:p>220.323698036425</text:p>
          </table:table-cell>
          <table:table-cell office:value-type="float" office:value="399.360872741143" calcext:value-type="float">
            <text:p>399.360872741143</text:p>
          </table:table-cell>
          <table:table-cell office:value-type="float" office:value="247.408023797392" calcext:value-type="float">
            <text:p>247.408023797392</text:p>
          </table:table-cell>
          <table:table-cell office:value-type="float" office:value="507.338737500642" calcext:value-type="float">
            <text:p>507.338737500642</text:p>
          </table:table-cell>
          <table:table-cell table:number-columns-repeated="2" office:value-type="float" office:value="40.503211908113" calcext:value-type="float">
            <text:p>40.503211908113</text:p>
          </table:table-cell>
          <table:table-cell office:value-type="float" office:value="313.910588756244" calcext:value-type="float">
            <text:p>313.910588756244</text:p>
          </table:table-cell>
          <table:table-cell office:value-type="float" office:value="263.148607983446" calcext:value-type="float">
            <text:p>263.148607983446</text:p>
          </table:table-cell>
          <table:table-cell table:number-columns-repeated="996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float" office:value="356.79523497406" calcext:value-type="float">
            <text:p>356.79523497406</text:p>
          </table:table-cell>
          <table:table-cell office:value-type="float" office:value="329.879942032783" calcext:value-type="float">
            <text:p>329.879942032783</text:p>
          </table:table-cell>
          <table:table-cell office:value-type="float" office:value="339.138861522408" calcext:value-type="float">
            <text:p>339.138861522408</text:p>
          </table:table-cell>
          <table:table-cell office:value-type="float" office:value="474.984330484508" calcext:value-type="float">
            <text:p>474.984330484508</text:p>
          </table:table-cell>
          <table:table-cell office:value-type="float" office:value="236.41913919099" calcext:value-type="float">
            <text:p>236.41913919099</text:p>
          </table:table-cell>
          <table:table-cell office:value-type="float" office:value="232.882148824501" calcext:value-type="float">
            <text:p>232.882148824501</text:p>
          </table:table-cell>
          <table:table-cell office:value-type="float" office:value="450.479064452009" calcext:value-type="float">
            <text:p>450.479064452009</text:p>
          </table:table-cell>
          <table:table-cell office:value-type="float" office:value="252.356184273339" calcext:value-type="float">
            <text:p>252.356184273339</text:p>
          </table:table-cell>
          <table:table-cell office:value-type="float" office:value="633.158744400801" calcext:value-type="float">
            <text:p>633.158744400801</text:p>
          </table:table-cell>
          <table:table-cell table:number-columns-repeated="2" office:value-type="float" office:value="42.1638435963456" calcext:value-type="float">
            <text:p>42.1638435963456</text:p>
          </table:table-cell>
          <table:table-cell office:value-type="float" office:value="350.010306463212" calcext:value-type="float">
            <text:p>350.010306463212</text:p>
          </table:table-cell>
          <table:table-cell office:value-type="float" office:value="297.094778413311" calcext:value-type="float">
            <text:p>297.094778413311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/00/0000</text:date>, <text:time style:data-style-name="N2" text:time-value="18:55:40.100677206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15T08:35:10.342874968</meta:creation-date>
    <dc:date>2019-12-20T19:28:35.542140543</dc:date>
    <meta:editing-duration>PT8H39M23S</meta:editing-duration>
    <meta:editing-cycles>51</meta:editing-cycles>
    <meta:generator>LibreOffice/5.2.7.2$Linux_X86_64 LibreOffice_project/20m0$Build-2</meta:generator>
    <meta:document-statistic meta:table-count="2" meta:cell-count="970" meta:object-count="0"/>
  </office:meta>
</office:document-meta>
</file>